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inux Libertine" svg:font-family="'Linux Libertine', Georgia, Times, 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5.667cm" style:rel-column-width="2184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7" style:family="paragraph" style:parent-style-name="Text_20_body">
      <style:paragraph-properties fo:margin-top="0cm" fo:margin-bottom="0cm" fo:line-height="138%" style:writing-mode="lr-tb"/>
    </style:style>
    <style:style style:name="P18" style:family="paragraph" style:parent-style-name="Table_20_Contents">
      <style:text-properties fo:font-size="15pt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2" style:family="paragraph" style:parent-style-name="Standard">
      <style:text-properties fo:font-weight="normal"/>
    </style:style>
    <style:style style:name="P23" style:family="paragraph" style:parent-style-name="Text_20_body" style:list-style-name="L87">
      <style:text-properties style:font-size-asian="14pt"/>
    </style:style>
    <style:style style:name="P24" style:family="paragraph" style:parent-style-name="Text_20_body" style:list-style-name="L89">
      <style:text-properties style:font-size-asian="14pt"/>
    </style:style>
    <style:style style:name="P25" style:family="paragraph" style:parent-style-name="Text_20_body" style:list-style-name="L88"/>
    <style:style style:name="P26" style:family="paragraph" style:parent-style-name="Text_20_body" style:list-style-name="L90"/>
    <style:style style:name="P27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9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1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2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3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4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5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6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7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3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4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9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9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9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9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0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0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10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03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0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5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60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61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62" style:family="paragraph" style:parent-style-name="Text_20_body" style:list-style-name="L10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6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64" style:family="paragraph" style:parent-style-name="Text_20_body" style:list-style-name="L92">
      <style:paragraph-properties fo:margin-top="0cm" fo:margin-bottom="0cm" fo:line-height="168%" style:writing-mode="lr-tb"/>
    </style:style>
    <style:style style:name="P65" style:family="paragraph" style:parent-style-name="Text_20_body" style:list-style-name="L94">
      <style:paragraph-properties fo:margin-top="0cm" fo:margin-bottom="0cm" fo:line-height="168%" style:writing-mode="lr-tb"/>
    </style:style>
    <style:style style:name="P66" style:family="paragraph" style:parent-style-name="Text_20_body" style:list-style-name="L90">
      <style:paragraph-properties fo:margin-top="0cm" fo:margin-bottom="0cm"/>
    </style:style>
    <style:style style:name="P67" style:family="paragraph" style:parent-style-name="Text_20_body" style:list-style-name="L84">
      <style:paragraph-properties fo:margin-left="0.397cm" fo:margin-right="0cm" fo:text-indent="0cm" style:auto-text-indent="false"/>
    </style:style>
    <style:style style:name="P68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69" style:family="paragraph" style:parent-style-name="Text_20_body" style:list-style-name="L86">
      <style:paragraph-properties fo:margin-left="0.397cm" fo:margin-right="0cm" fo:text-indent="0cm" style:auto-text-indent="false"/>
    </style:style>
    <style:style style:name="P70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71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97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98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99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100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101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102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103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104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105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106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107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108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109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110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111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112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113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114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115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116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117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118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119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120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121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122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123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124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125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126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127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128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129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130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131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132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133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134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135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136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137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138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139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140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141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142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143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1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language-asian="ja" style:country-asian="JP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style:language-asian="ja" style:country-asian="JP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font-size-asian="14pt"/>
    </style:style>
    <style:style style:name="T13" style:family="text">
      <style:text-properties fo:color="#367889" style:font-name="lucida grande" fo:font-size="14pt" fo:font-weight="bold"/>
    </style:style>
    <style:style style:name="T14" style:family="text">
      <style:text-properties fo:color="#367889" style:font-name="lucida grande" fo:font-size="14pt" fo:font-weight="bold" fo:background-color="#f9f9f9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2"/>
      <text:p text:style-name="P22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2"/>
      <text:p text:style-name="P13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8919312118162423482" text:style-name="L1">
        <text:list-item>
          <text:p text:style-name="P28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9">1</text:p>
          </table:table-cell>
          <table:table-cell table:style-name="表1.B1" office:value-type="string">
            <text:p text:style-name="P18">天気</text:p>
            <text:p text:style-name="P20">晴れ</text:p>
          </table:table-cell>
        </table:table-row>
        <table:table-row>
          <table:table-cell table:style-name="表1.A2" office:value-type="float" office:value="2">
            <text:p text:style-name="P19">2</text:p>
          </table:table-cell>
          <table:table-cell table:style-name="表1.B2" office:value-type="string">
            <text:p text:style-name="P18">餌やり</text:p>
            <text:list xml:id="list8742856926281693255" text:style-name="L2">
              <text:list-item>
                <text:p text:style-name="P71">３匹とも来る。</text:p>
              </text:list-item>
              <text:list-item>
                <text:p text:style-name="P71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71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9">3</text:p>
          </table:table-cell>
          <table:table-cell table:style-name="表1.B2" office:value-type="string">
            <text:p text:style-name="P18"><text:ruby text:style-name="Ru1"><text:ruby-base>身体</text:ruby-base><text:ruby-text>しんたい</text:ruby-text></text:ruby></text:p>
            <text:p text:style-name="P20">寝そべって、身体を捻るストレッチ、続けている。</text:p>
            <text:list xml:id="list4125988491436879266" text:style-name="L3">
              <text:list-item>
                <text:p text:style-name="P72">身体、捻り（左右）</text:p>
              </text:list-item>
              <text:list-item>
                <text:p text:style-name="P72">片足ずつ、両手で胸へ引き上げる</text:p>
              </text:list-item>
              <text:list-item>
                <text:p text:style-name="P72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9">15</text:p>
          </table:table-cell>
          <table:table-cell table:style-name="表1.B2" office:value-type="string">
            <text:p text:style-name="P18">その他</text:p>
            <text:list xml:id="list4796221640017997570" text:style-name="L4">
              <text:list-item>
                <text:p text:style-name="P73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73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9">14</text:p>
          </table:table-cell>
          <table:table-cell table:style-name="表1.B2" office:value-type="string">
            <text:p text:style-name="P18">新しい</text:p>
            <text:list xml:id="list3250007069906069313" text:style-name="L5">
              <text:list-item>
                <text:p text:style-name="P74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[/ 20200103_071402]</text:p>
      <text:p text:style-name="P3"/>
      <text:p text:style-name="P15"/>
      <text:p text:style-name="P1"><text:soft-page-break/>------------------------------------------------------------</text:p>
      <text:p text:style-name="P6">[20200207_084511]</text:p>
      <text:list xml:id="list8250543351267637979" text:style-name="L6">
        <text:list-item>
          <text:p text:style-name="P29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9">1</text:p>
          </table:table-cell>
          <table:table-cell table:style-name="表3.B1" office:value-type="string">
            <text:p text:style-name="P18">天気</text:p>
          </table:table-cell>
          <table:table-cell table:style-name="表3.C1" office:value-type="string">
            <text:p text:style-name="P20">晴れ。雲あり</text:p>
          </table:table-cell>
        </table:table-row>
        <table:table-row>
          <table:table-cell table:style-name="表3.A2" office:value-type="float" office:value="2">
            <text:p text:style-name="P19">2</text:p>
          </table:table-cell>
          <table:table-cell table:style-name="表3.B2" office:value-type="string">
            <text:p text:style-name="P18">餌やり</text:p>
          </table:table-cell>
          <table:table-cell table:style-name="表3.C2" office:value-type="string">
            <text:list xml:id="list3631047435047525719" text:style-name="L7">
              <text:list-item>
                <text:p text:style-name="P75">ドンは来ない。クロ、来ない。</text:p>
              </text:list-item>
              <text:list-item>
                <text:p text:style-name="P75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9">3</text:p>
          </table:table-cell>
          <table:table-cell table:style-name="表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20">背中と腰、変わらず。</text:p>
          </table:table-cell>
        </table:table-row>
        <table:table-row>
          <table:table-cell table:style-name="表3.A2" office:value-type="float" office:value="4">
            <text:p text:style-name="P19">4</text:p>
          </table:table-cell>
          <table:table-cell table:style-name="表3.B2" office:value-type="string">
            <text:p text:style-name="P18">思ったこと</text:p>
          </table:table-cell>
          <table:table-cell table:style-name="表3.C2" office:value-type="string">
            <text:p text:style-name="P20"/>
          </table:table-cell>
        </table:table-row>
        <table:table-row>
          <table:table-cell table:style-name="表3.A2" office:value-type="float" office:value="5">
            <text:p text:style-name="P19">5</text:p>
          </table:table-cell>
          <table:table-cell table:style-name="表3.B2" office:value-type="string">
            <text:p text:style-name="P18">出来事</text:p>
          </table:table-cell>
          <table:table-cell table:style-name="表3.C2" office:value-type="string">
            <text:p text:style-name="P20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9">6</text:p>
          </table:table-cell>
          <table:table-cell table:style-name="表3.B2" office:value-type="string">
            <text:p text:style-name="P18">止めた / 止めよう</text:p>
          </table:table-cell>
          <table:table-cell table:style-name="表3.C2" office:value-type="string">
            <text:p text:style-name="P20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9">7</text:p>
          </table:table-cell>
          <table:table-cell table:style-name="表3.B2" office:value-type="string">
            <text:p text:style-name="P18">始めた</text:p>
          </table:table-cell>
          <table:table-cell table:style-name="表3.C2" office:value-type="string">
            <text:p text:style-name="P20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1">8</text:p>
          </table:table-cell>
          <table:table-cell table:style-name="表3.B2" office:value-type="string">
            <text:p text:style-name="P18">気づいた</text:p>
          </table:table-cell>
          <table:table-cell table:style-name="表3.C2" office:value-type="string">
            <text:p text:style-name="P18"/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<text:soft-page-break/>[/ 20200207_085626]</text:p>
      <text:p text:style-name="P5"/>
      <text:p text:style-name="P15"/>
      <text:p text:style-name="P1">------------------------------------------------------------</text:p>
      <text:p text:style-name="P6">[20200209_160242]</text:p>
      <text:list xml:id="list4124623335956855010" text:style-name="L8">
        <text:list-item>
          <text:p text:style-name="P30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9">1</text:p>
          </table:table-cell>
          <table:table-cell table:style-name="表4.B1" office:value-type="string">
            <text:p text:style-name="P18">天気</text:p>
          </table:table-cell>
          <table:table-cell table:style-name="表4.C1" office:value-type="string">
            <text:p text:style-name="P20">晴れ。雲あり。</text:p>
          </table:table-cell>
        </table:table-row>
        <table:table-row>
          <table:table-cell table:style-name="表4.A2" office:value-type="float" office:value="2">
            <text:p text:style-name="P19">2</text:p>
          </table:table-cell>
          <table:table-cell table:style-name="表4.B2" office:value-type="string">
            <text:p text:style-name="P18">餌やり</text:p>
          </table:table-cell>
          <table:table-cell table:style-name="表4.C2" office:value-type="string">
            <text:p text:style-name="P20">ミケのみ。</text:p>
            <text:p text:style-name="P20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9">3</text:p>
          </table:table-cell>
          <table:table-cell table:style-name="表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20">背中の痛み、変わらず。</text:p>
          </table:table-cell>
        </table:table-row>
        <table:table-row>
          <table:table-cell table:style-name="表4.A2" office:value-type="float" office:value="4">
            <text:p text:style-name="P19">4</text:p>
          </table:table-cell>
          <table:table-cell table:style-name="表4.B2" office:value-type="string">
            <text:p text:style-name="P18">思ったこと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5">
            <text:p text:style-name="P19">5</text:p>
          </table:table-cell>
          <table:table-cell table:style-name="表4.B2" office:value-type="string">
            <text:p text:style-name="P18">出来事</text:p>
          </table:table-cell>
          <table:table-cell table:style-name="表4.C2" office:value-type="string">
            <text:p text:style-name="P20">東和、仕事の日。</text:p>
          </table:table-cell>
        </table:table-row>
        <table:table-row>
          <table:table-cell table:style-name="表4.A2" office:value-type="float" office:value="6">
            <text:p text:style-name="P19">6</text:p>
          </table:table-cell>
          <table:table-cell table:style-name="表4.B2" office:value-type="string">
            <text:p text:style-name="P18">止めた / 止めよう</text:p>
          </table:table-cell>
          <table:table-cell table:style-name="表4.C2" office:value-type="string">
            <text:list xml:id="list1748638740023204465" text:style-name="L9">
              <text:list-item>
                <text:p text:style-name="P76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76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9">7</text:p>
          </table:table-cell>
          <table:table-cell table:style-name="表4.B2" office:value-type="string">
            <text:p text:style-name="P18">始めた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8">
            <text:p text:style-name="P21">8</text:p>
          </table:table-cell>
          <table:table-cell table:style-name="表4.B2" office:value-type="string">
            <text:p text:style-name="P18">気づいた</text:p>
          </table:table-cell>
          <table:table-cell table:style-name="表4.C2" office:value-type="string">
            <text:p text:style-name="P18"/>
          </table:table-cell>
        </table:table-row>
        <table:table-row>
          <table:table-cell table:style-name="表4.A2" office:value-type="float" office:value="9">
            <text:p text:style-name="P21">9</text:p>
          </table:table-cell>
          <table:table-cell table:style-name="表4.B2" office:value-type="string">
            <text:p text:style-name="P20">行った</text:p>
          </table:table-cell>
          <table:table-cell table:style-name="表4.C2" office:value-type="string">
            <text:p text:style-name="P20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1">10</text:p>
          </table:table-cell>
          <table:table-cell table:style-name="表4.B2" office:value-type="string">
            <text:p text:style-name="P20">その他</text:p>
          </table:table-cell>
          <table:table-cell table:style-name="表4.C2" office:value-type="string">
            <text:p text:style-name="P18"/>
          </table:table-cell>
        </table:table-row>
      </table:table>
      <text:p text:style-name="P11">明日</text:p>
      <text:p text:style-name="P8"/>
      <text:p text:style-name="P11">明日の、その先</text:p>
      <text:p text:style-name="P8"/>
      <text:p text:style-name="P6">[/ 20200209_161523]</text:p>
      <text:p text:style-name="P5"/>
      <text:p text:style-name="P15"/>
      <text:p text:style-name="P1">------------------------------------------------------------</text:p>
      <text:p text:style-name="P6">[20200210_090529]</text:p>
      <text:list xml:id="list28715747" text:continue-list="list4124623335956855010" text:style-name="L8">
        <text:list-item>
          <text:p text:style-name="P30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9">1</text:p>
          </table:table-cell>
          <table:table-cell table:style-name="表7.B1" office:value-type="string">
            <text:p text:style-name="P18">天気</text:p>
          </table:table-cell>
          <table:table-cell table:style-name="表7.C1" office:value-type="string">
            <text:p text:style-name="P20">晴れ</text:p>
          </table:table-cell>
        </table:table-row>
        <table:table-row>
          <table:table-cell table:style-name="表7.A2" office:value-type="float" office:value="2">
            <text:p text:style-name="P19">2</text:p>
          </table:table-cell>
          <table:table-cell table:style-name="表7.B2" office:value-type="string">
            <text:p text:style-name="P18">餌やり</text:p>
          </table:table-cell>
          <table:table-cell table:style-name="表7.C2" office:value-type="string">
            <text:list xml:id="list7279927353192920432" text:style-name="L10">
              <text:list-item>
                <text:p text:style-name="P77">ドン、来る。擁壁の上から、歩道そばまで、伝い歩いて来る。</text:p>
              </text:list-item>
              <text:list-item>
                <text:p text:style-name="P77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9">3</text:p>
          </table:table-cell>
          <table:table-cell table:style-name="表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4">
            <text:p text:style-name="P19">4</text:p>
          </table:table-cell>
          <table:table-cell table:style-name="表7.B2" office:value-type="string">
            <text:p text:style-name="P18">思ったこと</text:p>
          </table:table-cell>
          <table:table-cell table:style-name="表7.C2" office:value-type="string">
            <text:list xml:id="list9152336547453980636" text:style-name="L11">
              <text:list-item>
                <text:p text:style-name="P78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9">5</text:p>
          </table:table-cell>
          <table:table-cell table:style-name="表7.B2" office:value-type="string">
            <text:p text:style-name="P18">出来事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6">
            <text:p text:style-name="P19">6</text:p>
          </table:table-cell>
          <table:table-cell table:style-name="表7.B2" office:value-type="string">
            <text:p text:style-name="P18">止めた / 止めよう</text:p>
          </table:table-cell>
          <table:table-cell table:style-name="表7.C2" office:value-type="string">
            <text:list xml:id="list7638388112533056896" text:style-name="L12">
              <text:list-item>
                <text:p text:style-name="P79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9">7</text:p>
          </table:table-cell>
          <table:table-cell table:style-name="表7.B2" office:value-type="string">
            <text:p text:style-name="P18">始めた</text:p>
          </table:table-cell>
          <table:table-cell table:style-name="表7.C2" office:value-type="string">
            <text:list xml:id="list1304364926435110146" text:style-name="L13">
              <text:list-item>
                <text:p text:style-name="P80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1">8</text:p>
          </table:table-cell>
          <table:table-cell table:style-name="表7.B2" office:value-type="string">
            <text:p text:style-name="P18">気づい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9">
            <text:p text:style-name="P21">9</text:p>
          </table:table-cell>
          <table:table-cell table:style-name="表7.B2" office:value-type="string">
            <text:p text:style-name="P20">行っ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10">
            <text:p text:style-name="P21">10</text:p>
          </table:table-cell>
          <table:table-cell table:style-name="表7.B2" office:value-type="string">
            <text:p text:style-name="P20">その他</text:p>
          </table:table-cell>
          <table:table-cell table:style-name="表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20200210_115719]</text:p>
      <text:p text:style-name="P15"/>
      <text:p text:style-name="P5"/>
      <text:p text:style-name="P1">------------------------------------------------------------</text:p>
      <text:p text:style-name="P6">[20200211_104414]</text:p>
      <text:list xml:id="list1331962706041771230" text:style-name="L14">
        <text:list-item>
          <text:p text:style-name="P31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9">1</text:p>
          </table:table-cell>
          <table:table-cell table:style-name="表8.B1" office:value-type="string">
            <text:p text:style-name="P18">天気</text:p>
          </table:table-cell>
          <table:table-cell table:style-name="表8.C1" office:value-type="string">
            <text:p text:style-name="P20">晴れ。</text:p>
          </table:table-cell>
        </table:table-row>
        <table:table-row>
          <table:table-cell table:style-name="表8.A2" office:value-type="float" office:value="2">
            <text:p text:style-name="P19">2</text:p>
          </table:table-cell>
          <table:table-cell table:style-name="表8.B2" office:value-type="string">
            <text:p text:style-name="P18">餌やり</text:p>
          </table:table-cell>
          <table:table-cell table:style-name="表8.C2" office:value-type="string">
            <text:list xml:id="list8586461417812895569" text:style-name="L15">
              <text:list-item>
                <text:p text:style-name="P81">ドンのみ、７時半の回には来た。</text:p>
                <text:list>
                  <text:list-item>
                    <text:p text:style-name="P81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81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81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81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81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9">3</text:p>
          </table:table-cell>
          <table:table-cell table:style-name="表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4">
            <text:p text:style-name="P19">4</text:p>
          </table:table-cell>
          <table:table-cell table:style-name="表8.B2" office:value-type="string">
            <text:p text:style-name="P18">思ったこと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5">
            <text:p text:style-name="P19">5</text:p>
          </table:table-cell>
          <table:table-cell table:style-name="表8.B2" office:value-type="string">
            <text:p text:style-name="P18">出来事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6">
            <text:p text:style-name="P19">6</text:p>
          </table:table-cell>
          <table:table-cell table:style-name="表8.B2" office:value-type="string">
            <text:p text:style-name="P18">止めた / 止めよう</text:p>
          </table:table-cell>
          <table:table-cell table:style-name="表8.C2" office:value-type="string">
            <text:list xml:id="list431413443803689235" text:style-name="L16">
              <text:list-item>
                <text:p text:style-name="P82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9">7</text:p>
          </table:table-cell>
          <table:table-cell table:style-name="表8.B2" office:value-type="string">
            <text:p text:style-name="P18">始めた</text:p>
          </table:table-cell>
          <table:table-cell table:style-name="表8.C2" office:value-type="string">
            <text:list xml:id="list1369464927717183677" text:style-name="L17">
              <text:list-item>
                <text:p text:style-name="P83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1">8</text:p>
          </table:table-cell>
          <table:table-cell table:style-name="表8.B2" office:value-type="string">
            <text:p text:style-name="P18">気づいた</text:p>
          </table:table-cell>
          <table:table-cell table:style-name="表8.C2" office:value-type="string">
            <text:p text:style-name="P18"/>
          </table:table-cell>
        </table:table-row>
        <table:table-row>
          <table:table-cell table:style-name="表8.A2" office:value-type="float" office:value="9">
            <text:p text:style-name="P21">9</text:p>
          </table:table-cell>
          <table:table-cell table:style-name="表8.B2" office:value-type="string">
            <text:p text:style-name="P20">行った</text:p>
          </table:table-cell>
          <table:table-cell table:style-name="表8.C2" office:value-type="string">
            <text:list xml:id="list2788188595616768062" text:style-name="L18">
              <text:list-item>
                <text:p text:style-name="P84">散髪。４時すぎだったか。今回は、タオルを持参するのを、思い出した。道具一式を持って、下へお利用とした時。</text:p>
              </text:list-item>
              <text:list-item>
                <text:p text:style-name="P84">机上の、物の配置。変えた。ディスプレイを、真ん中に。鉛筆立てを入れてある箱は、左端へ。</text:p>
              </text:list-item>
              <text:list-item>
                <text:p text:style-name="P84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1">10</text:p>
          </table:table-cell>
          <table:table-cell table:style-name="表8.B2" office:value-type="string">
            <text:p text:style-name="P20">その他</text:p>
          </table:table-cell>
          <table:table-cell table:style-name="表8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/text:p>
      <text:p text:style-name="P5"/>
      <text:p text:style-name="P15"/>
      <text:p text:style-name="P1">------------------------------------------------------------</text:p>
      <text:p text:style-name="P6">[XXX] 20200224_070341</text:p>
      <text:list xml:id="list28723878" text:continue-list="list28715747" text:style-name="L8">
        <text:list-item>
          <text:p text:style-name="P30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9">1</text:p>
          </table:table-cell>
          <table:table-cell table:style-name="表9.B1" office:value-type="string">
            <text:p text:style-name="P18">天気</text:p>
          </table:table-cell>
          <table:table-cell table:style-name="表9.C1" office:value-type="string">
            <text:p text:style-name="P20">晴れ。雲あり。</text:p>
          </table:table-cell>
        </table:table-row>
        <table:table-row>
          <table:table-cell table:style-name="表9.A2" office:value-type="float" office:value="2">
            <text:p text:style-name="P19">2</text:p>
          </table:table-cell>
          <table:table-cell table:style-name="表9.B2" office:value-type="string">
            <text:p text:style-name="P18">餌やり</text:p>
          </table:table-cell>
          <table:table-cell table:style-name="表9.C2" office:value-type="string">
            <text:list xml:id="list1432320144635163352" text:style-name="L19">
              <text:list-item>
                <text:p text:style-name="P85">ドン。来ない</text:p>
              </text:list-item>
              <text:list-item>
                <text:p text:style-name="P85">ミケ、クロ。来る。</text:p>
              </text:list-item>
              <text:list-item>
                <text:p text:style-name="P85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9">3</text:p>
          </table:table-cell>
          <table:table-cell table:style-name="表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20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9">4</text:p>
          </table:table-cell>
          <table:table-cell table:style-name="表9.B2" office:value-type="string">
            <text:p text:style-name="P18">思ったこと</text:p>
          </table:table-cell>
          <table:table-cell table:style-name="表9.C2" office:value-type="string">
            <text:list xml:id="list6382598285565688773" text:style-name="L20">
              <text:list-item>
                <text:p text:style-name="P86">ウェスト氏のアルバムからの１曲。”Journey”。音楽の意味を、知らされた。</text:p>
              </text:list-item>
              <text:list-item>
                <text:p text:style-name="P86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9">5</text:p>
          </table:table-cell>
          <table:table-cell table:style-name="表9.B2" office:value-type="string">
            <text:p text:style-name="P18">出来事</text:p>
          </table:table-cell>
          <table:table-cell table:style-name="表9.C2" office:value-type="string">
            <text:list xml:id="list9075979500313081495" text:style-name="L21">
              <text:list-item>
                <text:p text:style-name="P87">コーネル・ウェスト氏の動画を観た。同氏の音楽アルバムの曲を１つ、聴いた。</text:p>
              </text:list-item>
              <text:list-item>
                <text:p text:style-name="P87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9">6</text:p>
          </table:table-cell>
          <table:table-cell table:style-name="表9.B2" office:value-type="string">
            <text:p text:style-name="P18">止めた / 止めよう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7">
            <text:p text:style-name="P19">7</text:p>
          </table:table-cell>
          <table:table-cell table:style-name="表9.B2" office:value-type="string">
            <text:p text:style-name="P18">始めた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8">
            <text:p text:style-name="P21">8</text:p>
          </table:table-cell>
          <table:table-cell table:style-name="表9.B2" office:value-type="string">
            <text:p text:style-name="P18">気づいた</text:p>
          </table:table-cell>
          <table:table-cell table:style-name="表9.C2" office:value-type="string">
            <text:p text:style-name="P18"/>
          </table:table-cell>
        </table:table-row>
        <table:table-row>
          <table:table-cell table:style-name="表9.A2" office:value-type="float" office:value="9">
            <text:p text:style-name="P21">9</text:p>
          </table:table-cell>
          <table:table-cell table:style-name="表9.B2" office:value-type="string">
            <text:p text:style-name="P20">行った</text:p>
          </table:table-cell>
          <table:table-cell table:style-name="表9.C2" office:value-type="string">
            <text:list xml:id="list6530580211173834235" text:style-name="L22">
              <text:list-item>
                <text:p text:style-name="P88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1">10</text:p>
          </table:table-cell>
          <table:table-cell table:style-name="表9.B2" office:value-type="string">
            <text:p text:style-name="P20">その他</text:p>
          </table:table-cell>
          <table:table-cell table:style-name="表9.C2" office:value-type="string">
            <text:list xml:id="list7599677192471555903" text:style-name="L23">
              <text:list-item>
                <text:p text:style-name="P89">本。『光合成の世界』。化学式がわかるようになった。いくつかの分子。それらの化学式を、書き写した。</text:p>
              </text:list-item>
              <text:list-item>
                <text:p text:style-name="P89">本。『大学』。読み終えたのは、一昨日か。朱子の、『章句』の箇所も、読んだ。</text:p>
              </text:list-item>
              <text:list-item>
                <text:p text:style-name="P89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<text:span text:style-name="T10"> 20200224_071602</text:span></text:p>
      <text:p text:style-name="P5"/>
      <text:p text:style-name="P15"/>
      <text:p text:style-name="P1">------------------------------------------------------------</text:p>
      <text:p text:style-name="P6">[XXX] 20200226_072103</text:p>
      <text:list xml:id="list28716146" text:continue-list="list28723878" text:style-name="L8">
        <text:list-item>
          <text:p text:style-name="P30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9">1</text:p>
          </table:table-cell>
          <table:table-cell table:style-name="表10.B1" office:value-type="string">
            <text:p text:style-name="P18">天気</text:p>
          </table:table-cell>
          <table:table-cell table:style-name="表10.C1" office:value-type="string">
            <text:p text:style-name="P20">晴れ。</text:p>
          </table:table-cell>
        </table:table-row>
        <table:table-row>
          <table:table-cell table:style-name="表10.A2" office:value-type="float" office:value="2">
            <text:p text:style-name="P19">2</text:p>
          </table:table-cell>
          <table:table-cell table:style-name="表10.B2" office:value-type="string">
            <text:p text:style-name="P18">餌やり</text:p>
          </table:table-cell>
          <table:table-cell table:style-name="表10.C2" office:value-type="string">
            <text:list xml:id="list7880041218293477455" text:style-name="L24">
              <text:list-item>
                <text:p text:style-name="P90">ドンは来なかった。ミケは、また下に下ろして、腰を摩ってあげた。</text:p>
              </text:list-item>
              <text:list-item>
                <text:p text:style-name="P90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9">3</text:p>
          </table:table-cell>
          <table:table-cell table:style-name="表1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4">
            <text:p text:style-name="P19">4</text:p>
          </table:table-cell>
          <table:table-cell table:style-name="表10.B2" office:value-type="string">
            <text:p text:style-name="P18">思ったこと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5">
            <text:p text:style-name="P19">5</text:p>
          </table:table-cell>
          <table:table-cell table:style-name="表10.B2" office:value-type="string">
            <text:p text:style-name="P18">出来事</text:p>
          </table:table-cell>
          <table:table-cell table:style-name="表10.C2" office:value-type="string">
            <text:list xml:id="list1825517922873250049" text:style-name="L25">
              <text:list-item>
                <text:p text:style-name="P91">山下歯科へ。元々は、先週の木曜に行く予定だった。忘れていた。歯科から、ユジョンさんが電話をかけてきた。</text:p>
              </text:list-item>
              <text:list-item>
                <text:p text:style-name="P91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9">6</text:p>
          </table:table-cell>
          <table:table-cell table:style-name="表10.B2" office:value-type="string">
            <text:p text:style-name="P18">止めた / 止め<text:soft-page-break/>よう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7">
            <text:p text:style-name="P19">7</text:p>
          </table:table-cell>
          <table:table-cell table:style-name="表10.B2" office:value-type="string">
            <text:p text:style-name="P18">始めた</text:p>
          </table:table-cell>
          <table:table-cell table:style-name="表10.C2" office:value-type="string">
            <text:list xml:id="list2052200241332299431" text:style-name="L26">
              <text:list-item>
                <text:p text:style-name="P92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1">8</text:p>
          </table:table-cell>
          <table:table-cell table:style-name="表10.B2" office:value-type="string">
            <text:p text:style-name="P18">気づい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9">
            <text:p text:style-name="P21">9</text:p>
          </table:table-cell>
          <table:table-cell table:style-name="表10.B2" office:value-type="string">
            <text:p text:style-name="P20">行っ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10">
            <text:p text:style-name="P21">10</text:p>
          </table:table-cell>
          <table:table-cell table:style-name="表10.B2" office:value-type="string">
            <text:p text:style-name="P20">その他</text:p>
          </table:table-cell>
          <table:table-cell table:style-name="表10.C2" office:value-type="string">
            <text:list xml:id="list3135011685964777549" text:style-name="L27">
              <text:list-item>
                <text:p text:style-name="P93"><office:annotation office:name="__Annotation__1352_1244671686"><dc:creator>iwabuchi ken</dc:creator><dc:date>2020-02-26T07:28:41.44</dc:date><text:p text:style-name="P144"><text:span text:style-name="T15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93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93">自転車 자전거 に加えて、スクーターなど、２輪自動車も、駐輪できる。</text:p>
                  </text:list-item>
                  <text:list-item>
                    <text:p text:style-name="P93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226_073827</text:p>
      <text:p text:style-name="P5"/>
      <text:p text:style-name="P15"/>
      <text:p text:style-name="P1">------------------------------------------------------------</text:p>
      <text:p text:style-name="P6"><text:soft-page-break/>[XXX] 20200305_071734</text:p>
      <text:list xml:id="list28729654" text:continue-list="list28716146" text:style-name="L8">
        <text:list-item>
          <text:p text:style-name="P30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9">1</text:p>
          </table:table-cell>
          <table:table-cell table:style-name="表11.B1" office:value-type="string">
            <text:p text:style-name="P18">天気</text:p>
          </table:table-cell>
          <table:table-cell table:style-name="表11.C1" office:value-type="string">
            <text:p text:style-name="P20">晴れ。</text:p>
          </table:table-cell>
        </table:table-row>
        <table:table-row>
          <table:table-cell table:style-name="表11.A2" office:value-type="float" office:value="2">
            <text:p text:style-name="P19">2</text:p>
          </table:table-cell>
          <table:table-cell table:style-name="表11.B2" office:value-type="string">
            <text:p text:style-name="P18">餌やり</text:p>
          </table:table-cell>
          <table:table-cell table:style-name="表11.C2" office:value-type="string">
            <text:list xml:id="list8350133549963614400" text:style-name="L28">
              <text:list-item>
                <text:p text:style-name="P94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94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94">ミケは、１週間ぐらい前からか、地面に下ろして、腰を摩って上げている。</text:p>
                <text:list>
                  <text:list-item>
                    <text:p text:style-name="P94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9">7</text:p>
          </table:table-cell>
          <table:table-cell table:style-name="表11.B2" office:value-type="string">
            <text:p text:style-name="P18">始めた</text:p>
          </table:table-cell>
          <table:table-cell table:style-name="表11.C2" office:value-type="string">
            <text:list xml:id="list5929479114967089078" text:style-name="L29">
              <text:list-item>
                <text:p text:style-name="P95">腰に当てるクッション</text:p>
                <text:list>
                  <text:list-item>
                    <text:p text:style-name="P95">昨日の夜、クッションを布団に入れて、腰に当てて、寝た。</text:p>
                  </text:list-item>
                  <text:list-item>
                    <text:p text:style-name="P95">クッションは、以前に、防災頭巾として自作したもの。タンスの中に入れていた。</text:p>
                  </text:list-item>
                  <text:list-item>
                    <text:p text:style-name="P95">もちろん、寝ていると、身体を動かすものだから、クッションから、腰はずれる。それはそれ。</text:p>
                  </text:list-item>
                  <text:list-item>
                    <text:p text:style-name="P95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95">目薬。</text:p>
                <text:list>
                  <text:list-item>
                    <text:p text:style-name="P95">クリエイトで、目薬を買った。３月２<text:soft-page-break/>日。（そのように、ボトルに書いてある）</text:p>
                  </text:list-item>
                  <text:list-item>
                    <text:p text:style-name="P95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95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1">10</text:p>
          </table:table-cell>
          <table:table-cell table:style-name="表11.B2" office:value-type="string">
            <text:p text:style-name="P20">その他</text:p>
          </table:table-cell>
          <table:table-cell table:style-name="表11.C2" office:value-type="string">
            <text:list xml:id="list4253323283684514818" text:style-name="L30">
              <text:list-item>
                <text:p text:style-name="P96">洗面のとき。</text:p>
                <text:list>
                  <text:list-item>
                    <text:p text:style-name="P96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96">それから、口のゆすぎに移る。</text:p>
                  </text:list-item>
                  <text:list-item>
                    <text:p text:style-name="P96">このようにして、お湯のボタンを切り忘れることを、予防する。</text:p>
                  </text:list-item>
                  <text:list-item>
                    <text:p text:style-name="P96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96">飲み物作り。紅茶。</text:p>
                <text:list>
                  <text:list-item>
                    <text:p text:style-name="P96">以前は、やかんを使っていた。一度に、ペットボトル、２本。</text:p>
                  </text:list-item>
                  <text:list-item>
                    <text:p text:style-name="P96">１ヶ月ぐらい前からか、両手鍋を使っている。そうめんを茹でたりするのに使っているもの。</text:p>
                  </text:list-item>
                  <text:list-item>
                    <text:p text:style-name="P96">この鍋を使うと、一度に、ペット３本分ぐらいを、作れる。</text:p>
                  </text:list-item>
                </text:list>
              </text:list-item>
              <text:list-item>
                <text:p text:style-name="P96">山下歯科</text:p>
                <text:list>
                  <text:list-item>
                    <text:p text:style-name="P96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96">翌週の火曜、２５日に、改めて、予約を入れてもらった。</text:p>
                  </text:list-item>
                </text:list>
              </text:list-item>
              <text:list-item>
                <text:p text:style-name="P96">山下歯科。もう一つ、初めてのこと。</text:p>
                <text:list>
                  <text:list-item>
                    <text:p text:style-name="P96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96">鳥の声のビデオ。</text:p>
                <text:list>
                  <text:list-item>
                    <text:p text:style-name="P96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text:span text:style-name="T10"> 20200305_073754</text:span></text:p>
      <text:p text:style-name="P5"/>
      <text:p text:style-name="P15"/>
      <text:p text:style-name="P5"/>
      <text:p text:style-name="P1">------------------------------------------------------------</text:p>
      <text:p text:style-name="P6">[XXX] 20200308_073104</text:p>
      <text:list xml:id="list6536301679268990944" text:style-name="L31">
        <text:list-item>
          <text:p text:style-name="P32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9">1</text:p>
          </table:table-cell>
          <table:table-cell table:style-name="表12.B1" office:value-type="string">
            <text:p text:style-name="P18">天気</text:p>
          </table:table-cell>
          <table:table-cell table:style-name="表12.C1" office:value-type="string">
            <text:p text:style-name="P20">晴れ</text:p>
          </table:table-cell>
        </table:table-row>
        <text:soft-page-break/>
        <table:table-row>
          <table:table-cell table:style-name="表12.A2" office:value-type="float" office:value="2">
            <text:p text:style-name="P19">2</text:p>
          </table:table-cell>
          <table:table-cell table:style-name="表12.B2" office:value-type="string">
            <text:p text:style-name="P18">餌やり</text:p>
          </table:table-cell>
          <table:table-cell table:style-name="表12.C2" office:value-type="string">
            <text:list xml:id="list3320103087485794413" text:style-name="L32">
              <text:list-item>
                <text:p text:style-name="P97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97">ミケだけが来る。下に降ろす。腰さすり。しばらくしてから、壁に上げる。ペースト。そして、固形。</text:p>
              </text:list-item>
              <text:list-item>
                <text:p text:style-name="P97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97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9">3</text:p>
          </table:table-cell>
          <table:table-cell table:style-name="表1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2941992899490036991" text:style-name="L33">
              <text:list-item>
                <text:p text:style-name="P98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9">4</text:p>
          </table:table-cell>
          <table:table-cell table:style-name="表12.B2" office:value-type="string">
            <text:p text:style-name="P18">思ったこと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5">
            <text:p text:style-name="P19">5</text:p>
          </table:table-cell>
          <table:table-cell table:style-name="表12.B2" office:value-type="string">
            <text:p text:style-name="P18">出来事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6">
            <text:p text:style-name="P19">6</text:p>
          </table:table-cell>
          <table:table-cell table:style-name="表12.B2" office:value-type="string">
            <text:p text:style-name="P18">止めた / 止めよう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7">
            <text:p text:style-name="P19">7</text:p>
          </table:table-cell>
          <table:table-cell table:style-name="表12.B2" office:value-type="string">
            <text:p text:style-name="P18">始めた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8">
            <text:p text:style-name="P21">8</text:p>
          </table:table-cell>
          <table:table-cell table:style-name="表12.B2" office:value-type="string">
            <text:p text:style-name="P18">気づいた</text:p>
          </table:table-cell>
          <table:table-cell table:style-name="表12.C2" office:value-type="string">
            <text:p text:style-name="P18"/>
          </table:table-cell>
        </table:table-row>
        <table:table-row>
          <table:table-cell table:style-name="表12.A2" office:value-type="float" office:value="9">
            <text:p text:style-name="P21">9</text:p>
          </table:table-cell>
          <table:table-cell table:style-name="表12.B2" office:value-type="string">
            <text:p text:style-name="P20">行った</text:p>
          </table:table-cell>
          <table:table-cell table:style-name="表12.C2" office:value-type="string">
            <text:list xml:id="list2428273119868828266" text:style-name="L34">
              <text:list-item>
                <text:p text:style-name="P99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99"><text:soft-page-break/>ももひき。繕いを行う。５８分、使う。</text:p>
              </text:list-item>
              <text:list-item>
                <text:p text:style-name="P99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1">10</text:p>
          </table:table-cell>
          <table:table-cell table:style-name="表12.B2" office:value-type="string">
            <text:p text:style-name="P20">その他</text:p>
          </table:table-cell>
          <table:table-cell table:style-name="表12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8_075158</text:p>
      <text:p text:style-name="P5"/>
      <text:p text:style-name="P15"/>
      <text:p text:style-name="P1">------------------------------------------------------------</text:p>
      <text:p text:style-name="P6">[XXX] 20200309_074427</text:p>
      <text:list xml:id="list363877979327234817" text:style-name="L35">
        <text:list-item>
          <text:p text:style-name="P33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9">1</text:p>
          </table:table-cell>
          <table:table-cell table:style-name="表13.B1" office:value-type="string">
            <text:p text:style-name="P18">天気</text:p>
          </table:table-cell>
          <table:table-cell table:style-name="表13.C1" office:value-type="string">
            <text:p text:style-name="P20">晴れ</text:p>
          </table:table-cell>
        </table:table-row>
        <table:table-row>
          <table:table-cell table:style-name="表13.A2" office:value-type="float" office:value="2">
            <text:p text:style-name="P19">2</text:p>
          </table:table-cell>
          <table:table-cell table:style-name="表13.B2" office:value-type="string">
            <text:p text:style-name="P18">餌やり</text:p>
          </table:table-cell>
          <table:table-cell table:style-name="表13.C2" office:value-type="string">
            <text:list xml:id="list73177578583587394" text:style-name="L36">
              <text:list-item>
                <text:p text:style-name="P100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9">3</text:p>
          </table:table-cell>
          <table:table-cell table:style-name="表1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7295189850570062254" text:style-name="L37">
              <text:list-item>
                <text:p text:style-name="P101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9">4</text:p>
          </table:table-cell>
          <table:table-cell table:style-name="表13.B2" office:value-type="string">
            <text:p text:style-name="P18">思ったこと</text:p>
          </table:table-cell>
          <table:table-cell table:style-name="表13.C2" office:value-type="string">
            <text:p text:style-name="P20"/>
          </table:table-cell>
        </table:table-row>
        <text:soft-page-break/>
        <table:table-row>
          <table:table-cell table:style-name="表13.A2" office:value-type="float" office:value="5">
            <text:p text:style-name="P19">5</text:p>
          </table:table-cell>
          <table:table-cell table:style-name="表13.B2" office:value-type="string">
            <text:p text:style-name="P18">出来事</text:p>
          </table:table-cell>
          <table:table-cell table:style-name="表13.C2" office:value-type="string">
            <text:list xml:id="list3948018738221541366" text:style-name="L38">
              <text:list-item>
                <text:p text:style-name="P102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9">6</text:p>
          </table:table-cell>
          <table:table-cell table:style-name="表13.B2" office:value-type="string">
            <text:p text:style-name="P18">止めた / 止めよう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7">
            <text:p text:style-name="P19">7</text:p>
          </table:table-cell>
          <table:table-cell table:style-name="表13.B2" office:value-type="string">
            <text:p text:style-name="P18">始めた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8">
            <text:p text:style-name="P21">8</text:p>
          </table:table-cell>
          <table:table-cell table:style-name="表13.B2" office:value-type="string">
            <text:p text:style-name="P18">気づいた</text:p>
          </table:table-cell>
          <table:table-cell table:style-name="表13.C2" office:value-type="string">
            <text:p text:style-name="P18"/>
          </table:table-cell>
        </table:table-row>
        <table:table-row>
          <table:table-cell table:style-name="表13.A2" office:value-type="float" office:value="9">
            <text:p text:style-name="P21">9</text:p>
          </table:table-cell>
          <table:table-cell table:style-name="表13.B2" office:value-type="string">
            <text:p text:style-name="P20">行った</text:p>
          </table:table-cell>
          <table:table-cell table:style-name="表13.C2" office:value-type="string">
            <text:list xml:id="list990311192223094487" text:style-name="L39">
              <text:list-item>
                <text:p text:style-name="P103">『人工光合成』。</text:p>
                <text:list>
                  <text:list-item>
                    <text:p text:style-name="P103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103">ポル<text:span text:style-name="T11">フィン</text:span>と、ポル<text:span text:style-name="T11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103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103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1">10</text:p>
          </table:table-cell>
          <table:table-cell table:style-name="表13.B2" office:value-type="string">
            <text:p text:style-name="P20">その他</text:p>
          </table:table-cell>
          <table:table-cell table:style-name="表13.C2" office:value-type="string">
            <text:list xml:id="list7997739229349077556" text:style-name="L40">
              <text:list-item>
                <text:p text:style-name="P104">マンデルさんの本。昨日は読んでいない。これまでに、読み活動の中で知り得たことは：</text:p>
                <text:list>
                  <text:list-item>
                    <text:p text:style-name="P104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104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9_083040</text:p>
      <text:p text:style-name="P5"/>
      <text:p text:style-name="P15"><text:soft-page-break/></text:p>
      <text:p text:style-name="P5"/>
      <text:p text:style-name="P1">------------------------------------------------------------</text:p>
      <text:p text:style-name="P6">[XXX] 20200310_074031</text:p>
      <text:list xml:id="list28744969" text:continue-list="list363877979327234817" text:style-name="L35">
        <text:list-item>
          <text:p text:style-name="P33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9">1</text:p>
          </table:table-cell>
          <table:table-cell table:style-name="表14.B1" office:value-type="string">
            <text:p text:style-name="P18">天気</text:p>
          </table:table-cell>
          <table:table-cell table:style-name="表14.C1" office:value-type="string">
            <text:p text:style-name="P20">晴れ。</text:p>
          </table:table-cell>
        </table:table-row>
        <table:table-row>
          <table:table-cell table:style-name="表14.A2" office:value-type="float" office:value="2">
            <text:p text:style-name="P19">2</text:p>
          </table:table-cell>
          <table:table-cell table:style-name="表14.B2" office:value-type="string">
            <text:p text:style-name="P18">餌やり</text:p>
          </table:table-cell>
          <table:table-cell table:style-name="表14.C2" office:value-type="string">
            <text:list xml:id="list2131840289954115883" text:style-name="L41">
              <text:list-item>
                <text:p text:style-name="P105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105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105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9">3</text:p>
          </table:table-cell>
          <table:table-cell table:style-name="表1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4">
            <text:p text:style-name="P19">4</text:p>
          </table:table-cell>
          <table:table-cell table:style-name="表14.B2" office:value-type="string">
            <text:p text:style-name="P18">思ったこと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5">
            <text:p text:style-name="P19">5</text:p>
          </table:table-cell>
          <table:table-cell table:style-name="表14.B2" office:value-type="string">
            <text:p text:style-name="P18">出来事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6">
            <text:p text:style-name="P19">6</text:p>
          </table:table-cell>
          <table:table-cell table:style-name="表14.B2" office:value-type="string">
            <text:p text:style-name="P18">止めた / 止め<text:soft-page-break/>よう</text:p>
          </table:table-cell>
          <table:table-cell table:style-name="表14.C2" office:value-type="string">
            <text:list xml:id="list2199629020334885334" text:style-name="L42">
              <text:list-item>
                <text:p text:style-name="P106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9">7</text:p>
          </table:table-cell>
          <table:table-cell table:style-name="表14.B2" office:value-type="string">
            <text:p text:style-name="P18">始めた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8">
            <text:p text:style-name="P21">8</text:p>
          </table:table-cell>
          <table:table-cell table:style-name="表14.B2" office:value-type="string">
            <text:p text:style-name="P18">気づい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9">
            <text:p text:style-name="P21">9</text:p>
          </table:table-cell>
          <table:table-cell table:style-name="表14.B2" office:value-type="string">
            <text:p text:style-name="P20">行っ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10">
            <text:p text:style-name="P21">10</text:p>
          </table:table-cell>
          <table:table-cell table:style-name="表14.B2" office:value-type="string">
            <text:p text:style-name="P20">その他</text:p>
          </table:table-cell>
          <table:table-cell table:style-name="表14.C2" office:value-type="string">
            <text:list xml:id="list5089073291526843777" text:style-name="L43">
              <text:list-item>
                <text:p text:style-name="P107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107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107">それらのラベルをsortする。対象は、３日間のデータ群。</text:p>
                  </text:list-item>
                  <text:list-item>
                    <text:p text:style-name="P107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<text:soft-page-break/>明日</text:p>
      <text:p text:style-name="P8"/>
      <text:p text:style-name="P11">明日の、その先</text:p>
      <text:p text:style-name="P8"/>
      <text:p text:style-name="P6">[/ XXX] 20200310_075826</text:p>
      <text:p text:style-name="P5"/>
      <text:p text:style-name="P15"/>
      <text:p text:style-name="P5"/>
      <text:p text:style-name="P1">------------------------------------------------------------</text:p>
      <text:p text:style-name="P6">[XXX] 20200325_142352</text:p>
      <text:list xml:id="list28729886" text:continue-list="list28744969" text:style-name="L35">
        <text:list-item>
          <text:p text:style-name="P33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9">1</text:p>
          </table:table-cell>
          <table:table-cell table:style-name="表15.B1" office:value-type="string">
            <text:p text:style-name="P18">天気</text:p>
          </table:table-cell>
          <table:table-cell table:style-name="表15.C1" office:value-type="string">
            <text:p text:style-name="P20">晴れ。</text:p>
          </table:table-cell>
        </table:table-row>
        <table:table-row>
          <table:table-cell table:style-name="表15.A2" office:value-type="float" office:value="2">
            <text:p text:style-name="P19">2</text:p>
          </table:table-cell>
          <table:table-cell table:style-name="表15.B2" office:value-type="string">
            <text:p text:style-name="P18">餌やり</text:p>
          </table:table-cell>
          <table:table-cell table:style-name="表15.C2" office:value-type="string">
            <text:list xml:id="list6336550537528947275" text:style-name="L44">
              <text:list-item>
                <text:p text:style-name="P108">三匹とも、来る。</text:p>
              </text:list-item>
              <text:list-item>
                <text:p text:style-name="P108">ミケとクロは、南の角へ行って、呼びかけたら、出てきた。</text:p>
              </text:list-item>
              <text:list-item>
                <text:p text:style-name="P108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108">ミケたちの相手を済ませ、戻る。小屋の裏。もういなかった。</text:p>
                  </text:list-item>
                </text:list>
              </text:list-item>
              <text:list-item>
                <text:p text:style-name="P108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9">3</text:p>
          </table:table-cell>
          <table:table-cell table:style-name="表1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1573619331783776466" text:style-name="L45">
              <text:list-item>
                <text:p text:style-name="P109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9">4</text:p>
          </table:table-cell>
          <table:table-cell table:style-name="表15.B2" office:value-type="string">
            <text:p text:style-name="P18">思ったこと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5">
            <text:p text:style-name="P19">5</text:p>
          </table:table-cell>
          <table:table-cell table:style-name="表15.B2" office:value-type="string">
            <text:p text:style-name="P18">出来事</text:p>
          </table:table-cell>
          <table:table-cell table:style-name="表15.C2" office:value-type="string">
            <text:list xml:id="list7880277372919684826" text:style-name="L46">
              <text:list-item>
                <text:p text:style-name="P110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110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9">6</text:p>
          </table:table-cell>
          <table:table-cell table:style-name="表15.B2" office:value-type="string">
            <text:p text:style-name="P18">止めた / 止めよう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7">
            <text:p text:style-name="P19">7</text:p>
          </table:table-cell>
          <table:table-cell table:style-name="表15.B2" office:value-type="string">
            <text:p text:style-name="P18">始めた</text:p>
          </table:table-cell>
          <table:table-cell table:style-name="表15.C2" office:value-type="string">
            <text:list xml:id="list5657576210365955069" text:style-name="L47">
              <text:list-item>
                <text:p text:style-name="P111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111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1">8</text:p>
          </table:table-cell>
          <table:table-cell table:style-name="表15.B2" office:value-type="string">
            <text:p text:style-name="P18">気づい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9">
            <text:p text:style-name="P21">9</text:p>
          </table:table-cell>
          <table:table-cell table:style-name="表15.B2" office:value-type="string">
            <text:p text:style-name="P20">行っ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10">
            <text:p text:style-name="P21">10</text:p>
          </table:table-cell>
          <table:table-cell table:style-name="表15.B2" office:value-type="string">
            <text:p text:style-name="P20">その他</text:p>
          </table:table-cell>
          <table:table-cell table:style-name="表15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5_143345</text:p>
      <text:p text:style-name="P5"><text:soft-page-break/></text:p>
      <text:p text:style-name="P15"/>
      <text:p text:style-name="P5"/>
      <text:p text:style-name="P1">------------------------------------------------------------</text:p>
      <text:p text:style-name="P6">[XXX] 20200326_082051</text:p>
      <text:list xml:id="list460482582435604659" text:style-name="L48">
        <text:list-item>
          <text:p text:style-name="P34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9">1</text:p>
          </table:table-cell>
          <table:table-cell table:style-name="表16.B1" office:value-type="string">
            <text:p text:style-name="P18">天気</text:p>
          </table:table-cell>
          <table:table-cell table:style-name="表16.C1" office:value-type="string">
            <text:p text:style-name="P20">晴れ。</text:p>
          </table:table-cell>
        </table:table-row>
        <table:table-row>
          <table:table-cell table:style-name="表16.A2" office:value-type="float" office:value="2">
            <text:p text:style-name="P19">2</text:p>
          </table:table-cell>
          <table:table-cell table:style-name="表16.B2" office:value-type="string">
            <text:p text:style-name="P18">餌やり</text:p>
          </table:table-cell>
          <table:table-cell table:style-name="表16.C2" office:value-type="string">
            <text:list xml:id="list1481939457725392540" text:style-name="L49">
              <text:list-item>
                <text:p text:style-name="P112">ドン。来ない。</text:p>
              </text:list-item>
              <text:list-item>
                <text:p text:style-name="P112">リュウが来た。前回と同じく、擁壁の上の、プールの基盤に付けられている柵。そのすぐ内側に、座っている。</text:p>
                <text:list>
                  <text:list-item>
                    <text:p text:style-name="P112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112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112">袋全体の、３分の１ぐらいを、その場ではあげる。</text:p>
                  </text:list-item>
                </text:list>
              </text:list-item>
              <text:list-item>
                <text:p text:style-name="P112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112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9">3</text:p>
          </table:table-cell>
          <table:table-cell table:style-name="表16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4">
            <text:p text:style-name="P19">4</text:p>
          </table:table-cell>
          <table:table-cell table:style-name="表16.B2" office:value-type="string">
            <text:p text:style-name="P18">思ったこと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5">
            <text:p text:style-name="P19">5</text:p>
          </table:table-cell>
          <table:table-cell table:style-name="表16.B2" office:value-type="string">
            <text:p text:style-name="P18">出来事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6">
            <text:p text:style-name="P19">6</text:p>
          </table:table-cell>
          <table:table-cell table:style-name="表16.B2" office:value-type="string">
            <text:p text:style-name="P18">止めた / 止めよう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7">
            <text:p text:style-name="P19">7</text:p>
          </table:table-cell>
          <table:table-cell table:style-name="表16.B2" office:value-type="string">
            <text:p text:style-name="P18">始めた</text:p>
          </table:table-cell>
          <table:table-cell table:style-name="表16.C2" office:value-type="string">
            <text:list xml:id="list8635251624246143394" text:style-name="L50">
              <text:list-item>
                <text:p text:style-name="P113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113">風呂に入るとき、目を、塩水で洗った</text:p>
                <text:list>
                  <text:list-item>
                    <text:p text:style-name="P113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113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113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113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1">8</text:p>
          </table:table-cell>
          <table:table-cell table:style-name="表16.B2" office:value-type="string">
            <text:p text:style-name="P18">気づいた</text:p>
          </table:table-cell>
          <table:table-cell table:style-name="表16.C2" office:value-type="string">
            <text:p text:style-name="P18"/>
          </table:table-cell>
        </table:table-row>
        <table:table-row>
          <table:table-cell table:style-name="表16.A2" office:value-type="float" office:value="9">
            <text:p text:style-name="P21">9</text:p>
          </table:table-cell>
          <table:table-cell table:style-name="表16.B2" office:value-type="string">
            <text:p text:style-name="P20">行った</text:p>
          </table:table-cell>
          <table:table-cell table:style-name="表16.C2" office:value-type="string">
            <text:list xml:id="list6641779228344625253" text:style-name="L51">
              <text:list-item>
                <text:p text:style-name="P114">CO2の調べ。行わなかった。</text:p>
              </text:list-item>
              <text:list-item>
                <text:p text:style-name="P114">楽器。夕方４時すぎ、ギター。夜に入って、６時半ぐらいから、サックス。</text:p>
                <text:list>
                  <text:list-item>
                    <text:p text:style-name="P114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1">10</text:p>
          </table:table-cell>
          <table:table-cell table:style-name="表16.B2" office:value-type="string">
            <text:p text:style-name="P20">その他</text:p>
          </table:table-cell>
          <table:table-cell table:style-name="表16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6_084022</text:p>
      <text:p text:style-name="P5"/>
      <text:p text:style-name="P15"/>
      <text:p text:style-name="P2"/>
      <text:p text:style-name="P1">------------------------------------------------------------</text:p>
      <text:p text:style-name="P6">[XXX] 20200331_154337</text:p>
      <text:list xml:id="list28726634" text:continue-list="list28729886" text:style-name="L35">
        <text:list-item>
          <text:p text:style-name="P33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9">1</text:p>
          </table:table-cell>
          <table:table-cell table:style-name="表17.B1" office:value-type="string">
            <text:p text:style-name="P18">天気</text:p>
          </table:table-cell>
          <table:table-cell table:style-name="表17.C1" office:value-type="string">
            <text:p text:style-name="P20">曇り。</text:p>
          </table:table-cell>
        </table:table-row>
        <table:table-row>
          <table:table-cell table:style-name="表17.A2" office:value-type="float" office:value="2">
            <text:p text:style-name="P19">2</text:p>
          </table:table-cell>
          <table:table-cell table:style-name="表17.B2" office:value-type="string">
            <text:p text:style-name="P18">餌やり</text:p>
          </table:table-cell>
          <table:table-cell table:style-name="表17.C2" office:value-type="string">
            <text:list xml:id="list7250852968202323214" text:style-name="L52">
              <text:list-item>
                <text:p text:style-name="P115">ドン、来ない。リュウも来ない。</text:p>
              </text:list-item>
              <text:list-item>
                <text:p text:style-name="P115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115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115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9">3</text:p>
          </table:table-cell>
          <table:table-cell table:style-name="表1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5452555785713487942" text:style-name="L53">
              <text:list-item>
                <text:p text:style-name="P116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9">4</text:p>
          </table:table-cell>
          <table:table-cell table:style-name="表17.B2" office:value-type="string">
            <text:p text:style-name="P18">思ったこと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5">
            <text:p text:style-name="P19">5</text:p>
          </table:table-cell>
          <table:table-cell table:style-name="表17.B2" office:value-type="string">
            <text:p text:style-name="P18">出来事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6">
            <text:p text:style-name="P19">6</text:p>
          </table:table-cell>
          <table:table-cell table:style-name="表17.B2" office:value-type="string">
            <text:p text:style-name="P18">止めた / 止めよう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7">
            <text:p text:style-name="P19">7</text:p>
          </table:table-cell>
          <table:table-cell table:style-name="表17.B2" office:value-type="string">
            <text:p text:style-name="P18">始めた</text:p>
          </table:table-cell>
          <table:table-cell table:style-name="表17.C2" office:value-type="string">
            <text:list xml:id="list732543444747873155" text:style-name="L54">
              <text:list-item>
                <text:p text:style-name="P117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117">同じく、3/29。風呂で、陰茎の包皮。塩水で洗った。</text:p>
                <text:list>
                  <text:list-item>
                    <text:p text:style-name="P117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117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1">8</text:p>
          </table:table-cell>
          <table:table-cell table:style-name="表17.B2" office:value-type="string">
            <text:p text:style-name="P18">気づいた</text:p>
          </table:table-cell>
          <table:table-cell table:style-name="表17.C2" office:value-type="string">
            <text:p text:style-name="P18"/>
          </table:table-cell>
        </table:table-row>
        <table:table-row>
          <table:table-cell table:style-name="表17.A2" office:value-type="float" office:value="9">
            <text:p text:style-name="P21">9</text:p>
          </table:table-cell>
          <table:table-cell table:style-name="表17.B2" office:value-type="string">
            <text:p text:style-name="P20">行った</text:p>
          </table:table-cell>
          <table:table-cell table:style-name="表17.C2" office:value-type="string">
            <text:list xml:id="list6531827259601317467" text:style-name="L55">
              <text:list-item>
                <text:p text:style-name="P118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1">10</text:p>
          </table:table-cell>
          <table:table-cell table:style-name="表17.B2" office:value-type="string">
            <text:p text:style-name="P20">その他</text:p>
          </table:table-cell>
          <table:table-cell table:style-name="表1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31_155926</text:p>
      <text:p text:style-name="P5"/>
      <text:p text:style-name="P15"/>
      <text:p text:style-name="P5"/>
      <text:p text:style-name="P1">------------------------------------------------------------</text:p>
      <text:p text:style-name="P6">[XXX] 20200411_081647</text:p>
      <text:list xml:id="list28733506" text:continue-list="list28726634" text:style-name="L35">
        <text:list-item>
          <text:p text:style-name="P33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9">1</text:p>
          </table:table-cell>
          <table:table-cell table:style-name="表18.B1" office:value-type="string">
            <text:p text:style-name="P18">天気</text:p>
          </table:table-cell>
          <table:table-cell table:style-name="表18.C1" office:value-type="string">
            <text:p text:style-name="P20">晴れ</text:p>
          </table:table-cell>
        </table:table-row>
        <table:table-row>
          <table:table-cell table:style-name="表18.A2" office:value-type="float" office:value="2">
            <text:p text:style-name="P19">2</text:p>
          </table:table-cell>
          <table:table-cell table:style-name="表18.B2" office:value-type="string">
            <text:p text:style-name="P18">餌やり</text:p>
          </table:table-cell>
          <table:table-cell table:style-name="表18.C2" office:value-type="string">
            <text:list xml:id="list4499674621985515166" text:style-name="L56">
              <text:list-item>
                <text:p text:style-name="P119">３匹とも来た。</text:p>
              </text:list-item>
              <text:list-item>
                <text:p text:style-name="P119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119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9">3</text:p>
          </table:table-cell>
          <table:table-cell table:style-name="表1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2029048360391498200" text:style-name="L57">
              <text:list-item>
                <text:p text:style-name="P120">背中。ひどく痛い。</text:p>
              </text:list-item>
              <text:list-item>
                <text:p text:style-name="P120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9">4</text:p>
          </table:table-cell>
          <table:table-cell table:style-name="表18.B2" office:value-type="string">
            <text:p text:style-name="P18">思ったこと</text:p>
          </table:table-cell>
          <table:table-cell table:style-name="表18.C2" office:value-type="string">
            <text:p text:style-name="P20"/>
          </table:table-cell>
        </table:table-row>
        <table:table-row>
          <table:table-cell table:style-name="表18.A2" office:value-type="float" office:value="14">
            <text:p text:style-name="P19">14</text:p>
          </table:table-cell>
          <table:table-cell table:style-name="表18.B2" office:value-type="string">
            <text:p text:style-name="P18">新しい</text:p>
          </table:table-cell>
          <table:table-cell table:style-name="表18.C2" office:value-type="string">
            <text:list xml:id="list5210471805498668108" text:style-name="L58">
              <text:list-item>
                <text:p text:style-name="P121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121">買い物。卓上のライトを買ってきた。たまプラの、ケーズデンキにて。値段は３千円少し。</text:p>
                <text:list>
                  <text:list-item>
                    <text:p text:style-name="P121">初め、１種を選び取る。その品を出してもらうように頼もうと、カウンターへ歩き始める。</text:p>
                  </text:list-item>
                  <text:list-item>
                    <text:p text:style-name="P121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 </text:p>
      <text:p text:style-name="P5"/>
      <text:p text:style-name="P15"/>
      <text:p text:style-name="P1">------------------------------------------------------------</text:p>
      <text:p text:style-name="P6">[XXX] 20200412_115745</text:p>
      <text:list xml:id="list2426200675463094543" text:style-name="L59">
        <text:list-item>
          <text:p text:style-name="P35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9">1</text:p>
          </table:table-cell>
          <table:table-cell table:style-name="表19.B1" office:value-type="string">
            <text:p text:style-name="P18">天気</text:p>
          </table:table-cell>
          <table:table-cell table:style-name="表19.C1" office:value-type="string">
            <text:p text:style-name="P20">晴れ。夜から、雨。</text:p>
          </table:table-cell>
        </table:table-row>
        <table:table-row>
          <table:table-cell table:style-name="表19.A2" office:value-type="float" office:value="2">
            <text:p text:style-name="P19">2</text:p>
          </table:table-cell>
          <table:table-cell table:style-name="表19.B2" office:value-type="string">
            <text:p text:style-name="P18">餌やり</text:p>
          </table:table-cell>
          <table:table-cell table:style-name="表19.C2" office:value-type="string">
            <text:list xml:id="list7717483276338600700" text:style-name="L60">
              <text:list-item>
                <text:p text:style-name="P122">３匹とも来る。</text:p>
              </text:list-item>
              <text:list-item>
                <text:p text:style-name="P122">ドンは、待っていた。ミケたちのあとに戻ると。いなかった。</text:p>
              </text:list-item>
              <text:list-item>
                <text:p text:style-name="P122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122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9">3</text:p>
          </table:table-cell>
          <table:table-cell table:style-name="表1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8598405585200928729" text:style-name="L61">
              <text:list-item>
                <text:p text:style-name="P123">背中、痛い。</text:p>
              </text:list-item>
              <text:list-item>
                <text:p text:style-name="P123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9">7</text:p>
          </table:table-cell>
          <table:table-cell table:style-name="表19.B2" office:value-type="string">
            <text:p text:style-name="P18">始めた<text:span text:style-name="T10"> / 初めて</text:span></text:p>
          </table:table-cell>
          <table:table-cell table:style-name="表19.C2" office:value-type="string">
            <text:list xml:id="list136467168950029987" text:style-name="L62">
              <text:list-item>
                <text:p text:style-name="P124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124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9">5</text:p>
          </table:table-cell>
          <table:table-cell table:style-name="表19.B2" office:value-type="string">
            <text:p text:style-name="P18">出来事</text:p>
          </table:table-cell>
          <table:table-cell table:style-name="表19.C2" office:value-type="string">
            <text:list xml:id="list3726464932837680882" text:style-name="L63">
              <text:list-item>
                <text:p text:style-name="P125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9">11</text:p>
          </table:table-cell>
          <table:table-cell table:style-name="表19.B2" office:value-type="string">
            <text:p text:style-name="P18">やらず</text:p>
          </table:table-cell>
          <table:table-cell table:style-name="表19.C2" office:value-type="string">
            <text:list xml:id="list3169640244853175883" text:style-name="L64">
              <text:list-item>
                <text:p text:style-name="P126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9">13</text:p>
          </table:table-cell>
          <table:table-cell table:style-name="表19.B2" office:value-type="string">
            <text:p text:style-name="P18">やろう</text:p>
          </table:table-cell>
          <table:table-cell table:style-name="表19.C2" office:value-type="string">
            <text:list xml:id="list3579630846990191067" text:style-name="L65">
              <text:list-item>
                <text:p text:style-name="P127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5"/>
      <text:p text:style-name="P2"/>
      <text:p text:style-name="P1">------------------------------------------------------------</text:p>
      <text:p text:style-name="P6">[XXX] 20200413_124125</text:p>
      <text:list xml:id="list3711421568468797038" text:style-name="L66">
        <text:list-item>
          <text:p text:style-name="P36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9">1</text:p>
          </table:table-cell>
          <table:table-cell table:style-name="表20.B1" office:value-type="string">
            <text:p text:style-name="P18">天気</text:p>
          </table:table-cell>
          <table:table-cell table:style-name="表20.C1" office:value-type="string">
            <text:p text:style-name="P20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9">2</text:p>
          </table:table-cell>
          <table:table-cell table:style-name="表20.B2" office:value-type="string">
            <text:p text:style-name="P18">餌やり</text:p>
          </table:table-cell>
          <table:table-cell table:style-name="表20.C2" office:value-type="string">
            <text:list xml:id="list2732588549978301498" text:style-name="L67">
              <text:list-item>
                <text:p text:style-name="P128">ドンは来ない。</text:p>
              </text:list-item>
              <text:list-item>
                <text:p text:style-name="P128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128">クロは、柵の外、擁壁へ出てきてしま<text:soft-page-break/>う。地面へ降りてくる。しばらく、ゴロゴロの相手をする。</text:p>
              </text:list-item>
              <text:list-item>
                <text:p text:style-name="P128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9">3</text:p>
          </table:table-cell>
          <table:table-cell table:style-name="表2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286435297894109940" text:style-name="L68">
              <text:list-item>
                <text:p text:style-name="P129">背中は痛い。</text:p>
              </text:list-item>
              <text:list-item>
                <text:p text:style-name="P129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129">すると、いつもだと、痒みが亢進する。</text:p>
                  </text:list-item>
                  <text:list-item>
                    <text:p text:style-name="P129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9">4</text:p>
          </table:table-cell>
          <table:table-cell table:style-name="表20.B2" office:value-type="string">
            <text:p text:style-name="P18">思ったこと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5">
            <text:p text:style-name="P19">5</text:p>
          </table:table-cell>
          <table:table-cell table:style-name="表20.B2" office:value-type="string">
            <text:p text:style-name="P18">出来事</text:p>
          </table:table-cell>
          <table:table-cell table:style-name="表20.C2" office:value-type="string">
            <text:list xml:id="list2163238951729423523" text:style-name="L69">
              <text:list-item>
                <text:p text:style-name="P130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9">11</text:p>
          </table:table-cell>
          <table:table-cell table:style-name="表20.B2" office:value-type="string">
            <text:p text:style-name="P18">やらず</text:p>
          </table:table-cell>
          <table:table-cell table:style-name="表20.C2" office:value-type="string">
            <text:list xml:id="list7021624007445256765" text:style-name="L70">
              <text:list-item>
                <text:p text:style-name="P131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9">6</text:p>
          </table:table-cell>
          <table:table-cell table:style-name="表20.B2" office:value-type="string">
            <text:p text:style-name="P18">止めた / 止めよう</text:p>
          </table:table-cell>
          <table:table-cell table:style-name="表20.C2" office:value-type="string">
            <text:list xml:id="list8329056633254077311" text:style-name="L71">
              <text:list-item>
                <text:p text:style-name="P132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1">8</text:p>
          </table:table-cell>
          <table:table-cell table:style-name="表20.B2" office:value-type="string">
            <text:p text:style-name="P18">気づいた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14">
            <text:p text:style-name="P19">14</text:p>
          </table:table-cell>
          <table:table-cell table:style-name="表20.B2" office:value-type="string">
            <text:p text:style-name="P18">新しい</text:p>
          </table:table-cell>
          <table:table-cell table:style-name="表20.C2" office:value-type="string">
            <text:list xml:id="list461203852793643030" text:style-name="L72">
              <text:list-item>
                <text:p text:style-name="P133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5"/>
      <text:p text:style-name="P5"/>
      <text:p text:style-name="P1">------------------------------------------------------------</text:p>
      <text:p text:style-name="P6">[XXX] 20200415_071750</text:p>
      <text:list xml:id="list8566680862444408196" text:style-name="L73">
        <text:list-item>
          <text:p text:style-name="P37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9">1</text:p>
          </table:table-cell>
          <table:table-cell table:style-name="表21.B1" office:value-type="string">
            <text:p text:style-name="P18">天気</text:p>
          </table:table-cell>
          <table:table-cell table:style-name="表21.C1" office:value-type="string">
            <text:p text:style-name="P20">晴れ。夜も、降雨はなし。</text:p>
          </table:table-cell>
        </table:table-row>
        <table:table-row>
          <table:table-cell table:style-name="表21.A2" office:value-type="float" office:value="2">
            <text:p text:style-name="P19">2</text:p>
          </table:table-cell>
          <table:table-cell table:style-name="表21.B2" office:value-type="string">
            <text:p text:style-name="P18">餌やり</text:p>
          </table:table-cell>
          <table:table-cell table:style-name="表21.C2" office:value-type="string">
            <text:list xml:id="list3843818518316611848" text:style-name="L74">
              <text:list-item>
                <text:p text:style-name="P134">３匹とも。</text:p>
              </text:list-item>
              <text:list-item>
                <text:p text:style-name="P134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134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134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134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134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134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9">3</text:p>
          </table:table-cell>
          <table:table-cell table:style-name="表21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6928544387257912056" text:style-name="L75">
              <text:list-item>
                <text:p text:style-name="P135">今朝の洗顔時。まぶたの中を、強迫的にこする、は、しなかった。</text:p>
              </text:list-item>
              <text:list-item>
                <text:p text:style-name="P135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9">11</text:p>
          </table:table-cell>
          <table:table-cell table:style-name="表21.B2" office:value-type="string">
            <text:p text:style-name="P18">やらず</text:p>
          </table:table-cell>
          <table:table-cell table:style-name="表21.C2" office:value-type="string">
            <text:list xml:id="list1173983114770981770" text:style-name="L76">
              <text:list-item>
                <text:p text:style-name="P136">ムコスタ。目薬。朝は、射していない。忘れた。</text:p>
              </text:list-item>
              <text:list-item>
                <text:p text:style-name="P136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9">14</text:p>
          </table:table-cell>
          <table:table-cell table:style-name="表21.B2" office:value-type="string">
            <text:p text:style-name="P18">新しい</text:p>
          </table:table-cell>
          <table:table-cell table:style-name="表21.C2" office:value-type="string">
            <text:list xml:id="list8708263740916781265" text:style-name="L77">
              <text:list-item>
                <text:p text:style-name="P137">月曜のこと。夕食のあと、再び、mt4のプログラミング、行った。eaを編集。そして、再び実行した。</text:p>
              </text:list-item>
              <text:list-item>
                <text:p text:style-name="P137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5"/>
      <text:p text:style-name="P5"/>
      <text:p text:style-name="P1">------------------------------------------------------------</text:p>
      <text:p text:style-name="P6">[XXX] 20200418_084718</text:p>
      <text:list xml:id="list28724538" text:continue-list="list8566680862444408196" text:style-name="L73">
        <text:list-item>
          <text:p text:style-name="P37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9">1</text:p>
          </table:table-cell>
          <table:table-cell table:style-name="表22.B1" office:value-type="string">
            <text:p text:style-name="P18">天気</text:p>
          </table:table-cell>
          <table:table-cell table:style-name="表22.C1" office:value-type="string">
            <text:p text:style-name="P20">晴れ。夜、雨がパラつく。</text:p>
          </table:table-cell>
        </table:table-row>
        <table:table-row>
          <table:table-cell table:style-name="表22.A2" office:value-type="float" office:value="2">
            <text:p text:style-name="P19">2</text:p>
          </table:table-cell>
          <table:table-cell table:style-name="表22.B2" office:value-type="string">
            <text:p text:style-name="P18">餌やり</text:p>
          </table:table-cell>
          <table:table-cell table:style-name="表22.C2" office:value-type="string">
            <text:list xml:id="list3254762327509174178" text:style-name="L78">
              <text:list-item>
                <text:p text:style-name="P138">ドンは来ない。</text:p>
              </text:list-item>
              <text:list-item>
                <text:p text:style-name="P138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138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138">リュウに、ペーストをひと塊、上げる。その前に、固形をあげる。固形には、近づかない。</text:p>
                  </text:list-item>
                  <text:list-item>
                    <text:p text:style-name="P138">ミケにも、ペーストを上げる。リュウの方向を向いて、ミケは固形を食べる。</text:p>
                  </text:list-item>
                  <text:list-item>
                    <text:p text:style-name="P138">クロも、擁壁へ上げる。ミケの後ろ、突き出しの手前。クロにも、ペーストを上げる。</text:p>
                  </text:list-item>
                  <text:list-item>
                    <text:p text:style-name="P138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9">3</text:p>
          </table:table-cell>
          <table:table-cell table:style-name="表2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2290180285101068424" text:style-name="L79">
              <text:list-item>
                <text:p text:style-name="P139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9">4</text:p>
          </table:table-cell>
          <table:table-cell table:style-name="表22.B2" office:value-type="string">
            <text:p text:style-name="P18">思ったこと</text:p>
          </table:table-cell>
          <table:table-cell table:style-name="表22.C2" office:value-type="string">
            <text:list xml:id="list4366647119045169656" text:style-name="L80">
              <text:list-item>
                <text:p text:style-name="P140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9">5</text:p>
          </table:table-cell>
          <table:table-cell table:style-name="表22.B2" office:value-type="string">
            <text:p text:style-name="P18">出来事</text:p>
          </table:table-cell>
          <table:table-cell table:style-name="表22.C2" office:value-type="string">
            <text:list xml:id="list2029840972427198410" text:style-name="L81">
              <text:list-item>
                <text:p text:style-name="P141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9">11</text:p>
          </table:table-cell>
          <table:table-cell table:style-name="表22.B2" office:value-type="string">
            <text:p text:style-name="P18">やらず</text:p>
          </table:table-cell>
          <table:table-cell table:style-name="表22.C2" office:value-type="string">
            <text:list xml:id="list4277218698325617765" text:style-name="L82">
              <text:list-item>
                <text:p text:style-name="P142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9">6</text:p>
          </table:table-cell>
          <table:table-cell table:style-name="表22.B2" office:value-type="string">
            <text:p text:style-name="P18">止めた / 止めよう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8">
            <text:p text:style-name="P21">8</text:p>
          </table:table-cell>
          <table:table-cell table:style-name="表22.B2" office:value-type="string">
            <text:p text:style-name="P18">気づいた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14">
            <text:p text:style-name="P19">14</text:p>
          </table:table-cell>
          <table:table-cell table:style-name="表22.B2" office:value-type="string">
            <text:p text:style-name="P18">新しい</text:p>
          </table:table-cell>
          <table:table-cell table:style-name="表22.C2" office:value-type="string">
            <text:list xml:id="list4329273976751829826" text:style-name="L83">
              <text:list-item>
                <text:p text:style-name="P143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143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143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5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8619810204999836160" text:style-name="L84">
        <text:list-item>
          <text:p text:style-name="P67"><text:span text:style-name="T12">돈 </text:span><text:span text:style-name="T6">~ / </text:span><text:span text:style-name="T12">류 </text:span><text:span text:style-name="T6">~ / 2 </text:span><text:span text:style-name="T12">마리 </text:span><text:span text:style-name="T6">+</text:span></text:p>
        </text:list-item>
      </text:list>
      <text:list xml:id="list1217627799358305062" text:style-name="L85">
        <text:list-item>
          <text:p text:style-name="P68">날씨</text:p>
        </text:list-item>
      </text:list>
      <text:list xml:id="list3894243388564143528" text:style-name="L86">
        <text:list-item>
          <text:p text:style-name="P69"><text:span text:style-name="T12">비는 나오지 않았다</text:span><text:span text:style-name="T6">.</text:span></text:p>
        </text:list-item>
      </text:list>
      <text:list xml:id="list7882814722967745525" text:style-name="L87">
        <text:list-item>
          <text:p text:style-name="P23">음악</text:p>
        </text:list-item>
      </text:list>
      <text:list xml:id="list1945640120867612451" text:style-name="L88">
        <text:list-item>
          <text:p text:style-name="P25"><text:span text:style-name="T12">키보드를 다시 연주했다</text:span><text:span text:style-name="T6">.</text:span></text:p>
        </text:list-item>
      </text:list>
      <text:list xml:id="list5234940634693483431" text:style-name="L89">
        <text:list-item>
          <text:p text:style-name="P24">나에게</text:p>
        </text:list-item>
      </text:list>
      <text:list xml:id="list4965748127292148478" text:style-name="L90">
        <text:list-item>
          <text:p text:style-name="P70"><text:soft-page-break/><text:span text:style-name="T12">노래를 보면서</text:span><text:span text:style-name="T6">, </text:span><text:span text:style-name="T12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3">41364</text:span></text:a><text:span text:style-name="T6">)</text:span></text:p>
          <text:list>
            <text:list-item>
              <text:p text:style-name="P66"><text:span text:style-name="T12">나르시즘이 없어지는 것은 아니다</text:span><text:span text:style-name="T6">. </text:span><text:span text:style-name="T12">ナルシズムが、なくなるわけではない。</text:span></text:p>
            </text:list-item>
            <text:list-item>
              <text:p text:style-name="P66"><text:span text:style-name="T12">ナルシズムが出てきたら、「ああ、出てきたな」と、観察しよう。 나르시즘이 나오면 </text:span><text:span text:style-name="T6">"</text:span><text:span text:style-name="T12">아</text:span><text:span text:style-name="T6">, </text:span><text:span text:style-name="T12">나왔다</text:span><text:span text:style-name="T6">"</text:span><text:span text:style-name="T12">라고 관찰하자</text:span><text:span text:style-name="T6">.</text:span></text:p>
            </text:list-item>
          </text:list>
        </text:list-item>
        <text:list-item>
          <text:p text:style-name="P70"><text:span text:style-name="T6">FX</text:span><text:span text:style-name="T12">에 충당할 시간은 </text:span><text:span text:style-name="T6">30 </text:span><text:span text:style-name="T12">분으로 제한하자</text:span><text:span text:style-name="T6">. FX</text:span><text:span text:style-name="T12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4">41331</text:span></text:a><text:span text:style-name="T6">)</text:span></text:p>
          <text:list>
            <text:list-item>
              <text:p text:style-name="P66"><text:span text:style-name="T12">다른 시간은</text:span><text:span text:style-name="T6">, </text:span><text:span text:style-name="T12">다른 활동에 충당하자</text:span><text:span text:style-name="T6">. </text:span><text:span text:style-name="T12">他の時間は、別の活動に充てよう。</text:span></text:p>
            </text:list-item>
            <text:list-item>
              <text:p text:style-name="P66"><text:span text:style-name="T12">他の活動とは、何ですか？ 다른 활동은 무엇입니까</text:span><text:span text:style-name="T6">?</text:span></text:p>
            </text:list-item>
            <text:list-item>
              <text:p text:style-name="P66"><text:span text:style-name="T12">音楽。そして、</text:span><text:span text:style-name="T6">CO</text:span><text:span text:style-name="T12">２固定化についての、調べ物。 음악</text:span><text:span text:style-name="T6">. </text:span><text:span text:style-name="T12">그리고 </text:span><text:span text:style-name="T6">CO2 </text:span><text:span text:style-name="T12">고정화에 대한</text:span><text:span text:style-name="T6">, </text:span><text:span text:style-name="T12">조사함</text:span><text:span text:style-name="T6">.</text:span></text:p>
            </text:list-item>
            <text:list-item>
              <text:p text:style-name="P26"><text:span text:style-name="T6">"</text:span><text:span text:style-name="T12">화학자가 된다</text:span><text:span text:style-name="T6">." </text:span><text:span text:style-name="T12">은 이제 그만하자</text:span><text:span text:style-name="T6">. "</text:span><text:span text:style-name="T12">발명가가 된다</text:span><text:span text:style-name="T6">." </text:span><text:span text:style-name="T12">도 말자</text:span><text:span text:style-name="T6">. "○○</text:span><text:span text:style-name="T12">가가 된다</text:span><text:span text:style-name="T6">." </text:span><text:span text:style-name="T12">은 이제 그만하자</text:span><text:span text:style-name="T6">. </text:span><text:span text:style-name="T12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27">мысли.</text:p>
          <text:list>
            <text:list-item>
              <text:p text:style-name="P27">今年の夏は、扇風機を買おう。 Дава'йте ку'пим вентиля'тор э'тим ле'том.</text:p>
            </text:list-item>
          </text:list>
        </text:list-item>
        <text:list-item>
          <text:p text:style-name="P27">二氧化碳</text:p>
          <text:list>
            <text:list-item>
              <text:p text:style-name="P27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2"/>
      <text:p text:style-name="P6">[/ XXX] 20200522_103057</text:p>
      <text:p text:style-name="P5"/>
      <text:p text:style-name="P16"/>
      <text:p text:style-name="P6">[XXX] 20200522_190932</text:p>
      <text:list xml:id="list967749702072575075" text:style-name="L91">
        <text:list-item>
          <text:p text:style-name="P42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42">PTSD에 대한 책을 읽자. 자신을 치료하자.</text:p>
            </text:list-item>
            <text:list-item>
              <text:p text:style-name="P42">지식: 이산화탄소</text:p>
              <text:list>
                <text:list-item>
                  <text:p text:style-name="P58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58">자유 작문</text:p>
              <text:list>
                <text:list-item>
                  <text:p text:style-name="P58">이 길을 곧장「まっすぐ 가면 역에 도착합니까?</text:p>
                </text:list-item>
                <text:list-item>
                  <text:p text:style-name="P58">날씨는 서쪽에서 변한다라는 건 사실인가요?</text:p>
                </text:list-item>
                <text:list-item>
                  <text:p text:style-name="P58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4"/>
      <text:p text:style-name="P6">[XXX] </text:p>
      <text:list xml:id="list6824657404829267355" text:style-name="L92">
        <text:list-item>
          <text:p text:style-name="P43">먹이주기</text:p>
          <text:list>
            <text:list-item>
              <text:p text:style-name="P43">돈 ~ / 류 ~ / 2 마리 +</text:p>
            </text:list-item>
            <text:list-item>
              <text:p text:style-name="P43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43">신체</text:p>
          <text:list>
            <text:list-item>
              <text:p text:style-name="P43">배가 아픈 것은 상당히 낮아졌다. お腹が痛いのは、随分、低くなった。</text:p>
            </text:list-item>
            <text:list-item>
              <text:p text:style-name="P43">항문 주위의 저린 감. 계속되고있다. 肛門の周りの、痺れる感覚。続いている。</text:p>
            </text:list-item>
          </text:list>
        </text:list-item>
        <text:list-item>
          <text:p text:style-name="P43">음악</text:p>
          <text:list>
            <text:list-item>
              <text:p text:style-name="P64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43">자유작문</text:p>
          <text:list>
            <text:list-item>
              <text:p text:style-name="P64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4"/>
      <text:p text:style-name="P6">[XXX] </text:p>
      <text:list xml:id="list7831377610123674139" text:style-name="L93">
        <text:list-item>
          <text:p text:style-name="P44">먹이주기</text:p>
          <text:list>
            <text:list-item>
              <text:p text:style-name="P44">돈 ~ / 류 ~ / 2 마리 +</text:p>
            </text:list-item>
            <text:list-item>
              <text:p text:style-name="P44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44">미케의 허리<text:span text:style-name="T10">「腰</text:span> 갈아함<text:span text:style-name="T10">「摩り</text:span>. 최근에는 허리를 갈아하고 있을 때 미케는 <text:soft-page-break/>도단처럼 바닥<text:span text:style-name="T10">「地面</text:span>에 누워는<text:span text:style-name="T10">「横たわる</text:span> 것이 있다.</text:p>
            </text:list-item>
          </text:list>
        </text:list-item>
        <text:list-item>
          <text:p text:style-name="P44">신체</text:p>
          <text:list>
            <text:list-item>
              <text:p text:style-name="P44">위<text:span text:style-name="T10">「胃</text:span>의 통증<text:span text:style-name="T10">「痛み</text:span>은 없어졌다.</text:p>
            </text:list-item>
            <text:list-item>
              <text:p text:style-name="P44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44">자유작문</text:p>
          <text:list>
            <text:list-item>
              <text:p text:style-name="P44">동물의 털<text:span text:style-name="T10">「毛</text:span>과 사람의 머리카락<text:span text:style-name="T10">「髪の毛</text:span>. 서로<text:span text:style-name="T10">「互いに</text:span> 어떻게 다를까<text:span text:style-name="T10">「違うか</text:span>?</text:p>
            </text:list-item>
            <text:list-item>
              <text:p text:style-name="P44">내 위<text:span text:style-name="T10">「胃</text:span>가 아프게<text:span text:style-name="T10">「痛く</text:span> 된 원인은 무엇일까?</text:p>
            </text:list-item>
            <text:list-item>
              <text:p text:style-name="P44">나는 자주<text:span text:style-name="T10">「頻繁に</text:span> 화장실에 가고 있습니다. / 화장실에 뭐하러<text:span text:style-name="T10">「何をしに</text:span> 갑니까? / 배변<text:span text:style-name="T10">「排便</text:span>하기 위해 갑니다.</text:p>
            </text:list-item>
            <text:list-item>
              <text:p text:style-name="P44">오늘 아침 다시 새들이 집의 주변<text:span text:style-name="T10">「周辺</text:span>에서 울고<text:span text:style-name="T10">「鳴いて</text:span> 있어요.</text:p>
            </text:list-item>
          </text:list>
        </text:list-item>
        <text:list-item>
          <text:p text:style-name="P44">自由写文</text:p>
          <text:list>
            <text:list-item>
              <text:p text:style-name="P44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44"><text:soft-page-break/>我觉得。语言呀，到核心的道路，语言把它却阻碍。</text:p>
            </text:list-item>
          </text:list>
        </text:list-item>
        <text:list-item>
          <text:p text:style-name="P44">свободное написание</text:p>
          <text:list>
            <text:list-item>
              <text:p text:style-name="P44">раз[once в ме'сяц[month я хожу'[go к стомато'логу[dentist.</text:p>
            </text:list-item>
            <text:list-item>
              <text:p text:style-name="P44">Я не вожу[drive машину[car.</text:p>
            </text:list-item>
            <text:list-item>
              <text:p text:style-name="P44">Я ем еду'[meal два раза в день.</text:p>
            </text:list-item>
            <text:list-item>
              <text:p text:style-name="P44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4"/>
      <text:p text:style-name="P6">[XXX] 20200524_170017</text:p>
      <text:list xml:id="list9166348827963141718" text:style-name="L94">
        <text:list-item>
          <text:p text:style-name="P45">생각할 것</text:p>
          <text:list>
            <text:list-item>
              <text:p text:style-name="P45">지금까지 만들진 것을 자신 안에 도입하고, 도입 한 것을 사용하고, 요구 된 것을 만든다. ==&gt; 나에게는 무리이에요.</text:p>
            </text:list-item>
            <text:list-item>
              <text:p text:style-name="P65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65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65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65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4"/>
      <text:p text:style-name="P6">[XXX] 20200525_140116</text:p>
      <text:list xml:id="list3046683633284397227" text:style-name="L95">
        <text:list-item>
          <text:p text:style-name="P47">먹이주기</text:p>
          <text:list>
            <text:list-item>
              <text:p text:style-name="P47">돈 ~ / 류 ~ / 2 마리 +</text:p>
            </text:list-item>
            <text:list-item>
              <text:p text:style-name="P47">크로는 다시 자신에서 옹벽에 돌아<text:span text:style-name="T10">「戻って</text:span> 간다.</text:p>
            </text:list-item>
            <text:list-item>
              <text:p text:style-name="P47">두 마리 모두 고체음식은 별로<text:span text:style-name="T10">「あまり</text:span> 먹지 않는다.</text:p>
            </text:list-item>
          </text:list>
        </text:list-item>
        <text:list-item>
          <text:p text:style-name="P47">식사</text:p>
          <text:list>
            <text:list-item>
              <text:p text:style-name="P47">점심은 오후 2시경에 먹었다.</text:p>
            </text:list-item>
          </text:list>
        </text:list-item>
        <text:list-item>
          <text:p text:style-name="P47">신체</text:p>
          <text:list>
            <text:list-item>
              <text:p text:style-name="P47">항문<text:span text:style-name="T10">「肛門</text:span> 주변의 약점감<text:span text:style-name="T10">「脱力感</text:span>. 아직 있어.</text:p>
            </text:list-item>
          </text:list>
        </text:list-item>
        <text:list-item>
          <text:p text:style-name="P47">기타</text:p>
          <text:list>
            <text:list-item>
              <text:p text:style-name="P47">어제는 목욕<text:span text:style-name="T10">「風呂</text:span>후, 방으로<text:span text:style-name="T10">「部屋に</text:span> 돌아온<text:span text:style-name="T10">「戻った</text:span> 후에도 키보드를 연주했다. 몇 곡을<text:span text:style-name="T10">「いくつかの曲を</text:span> 녹화<text:span text:style-name="T10">「録画</text:span>했다.</text:p>
            </text:list-item>
          </text:list>
        </text:list-item>
      </text:list>
      <text:p text:style-name="P10"/>
      <text:p text:style-name="P6">[/ XXX] 20200525_141902</text:p>
      <text:p text:style-name="P5"/>
      <text:p text:style-name="P14"/>
      <text:p text:style-name="P6">[XXX] </text:p>
      <text:list xml:id="list1649060920961746781" text:style-name="L96">
        <text:list-item>
          <text:p text:style-name="P48">먹이주기</text:p>
          <text:list>
            <text:list-item>
              <text:p text:style-name="P48">돈 ~ / 류 ~ / 2 마리 +</text:p>
            </text:list-item>
            <text:list-item>
              <text:p text:style-name="P48">크로. 다시, 마찬가지로, 자신으로 옹벽 위에 돌아 갔다.</text:p>
            </text:list-item>
          </text:list>
        </text:list-item>
        <text:list-item>
          <text:p text:style-name="P48">식사</text:p>
          <text:list>
            <text:list-item>
              <text:p text:style-name="P48">점심은 다시 오후에서 먹었다. 전날과는 달리, 어제는 2시 좀 전에 먹었다.</text:p>
            </text:list-item>
          </text:list>
        </text:list-item>
        <text:list-item>
          <text:p text:style-name="P48">활동</text:p>
          <text:list>
            <text:list-item>
              <text:p text:style-name="P48">어제는 오랜만에 물리학 분야의 사항을 조사했다. </text:p>
              <text:list>
                <text:list-item>
                  <text:p text:style-name="P48">"eman" 씨의 웹 사이트. 주제는 상대성 이론. 메모를 하면서, 기사를 읽어했다.</text:p>
                </text:list-item>
              </text:list>
            </text:list-item>
          </text:list>
        </text:list-item>
        <text:list-item>
          <text:p text:style-name="P48">신체</text:p>
          <text:list>
            <text:list-item>
              <text:p text:style-name="P48">항문<text:span text:style-name="T10">「肛門</text:span> 주변의 약점감: 전날과 변하지 않고<text:span text:style-name="T10">「変わらず</text:span>, 계속되고 있<text:soft-page-break/>어. </text:p>
            </text:list-item>
            <text:list-item>
              <text:p text:style-name="P48">다만<text:span text:style-name="T10">「ただ、</text:span>, 약점감을 느끼고있는 부분의 안쪽<text:span text:style-name="T10">「内側</text:span>으로,　깊은<text:span text:style-name="T10">「深い</text:span> 곳에서, 뭔가<text:span text:style-name="T10">「何かしら</text:span> 딱딱한<text:span text:style-name="T10">「硬い</text:span> 것을 느낀다.</text:p>
            </text:list-item>
          </text:list>
        </text:list-item>
        <text:list-item>
          <text:p text:style-name="P48">음악</text:p>
          <text:list>
            <text:list-item>
              <text:p text:style-name="P48">변하지 않고, 짧은<text:span text:style-name="T10">「短い</text:span> 세션을 몇 번 시행<text:span text:style-name="T10">「実行</text:span>했다.</text:p>
            </text:list-item>
          </text:list>
        </text:list-item>
        <text:list-item>
          <text:p text:style-name="P48">기타</text:p>
          <text:list>
            <text:list-item>
              <text:p text:style-name="P48">자기<text:span text:style-name="T10">「寝る</text:span> 직전<text:span text:style-name="T10">「直前</text:span>에 기독교의 성경을 읽고있다.</text:p>
              <text:list>
                <text:list-item>
                  <text:p text:style-name="P48">어젯밤은 마태 복음서<text:span text:style-name="T10">「福音書</text:span>. 가라지<text:span text:style-name="T10">「毒麦</text:span>의 비유<text:span text:style-name="T10">「例え</text:span>. 빵<text:span text:style-name="T10">「パン과 물고기「魚</text:span>을 나누는<text:span text:style-name="T10">「分ける</text:span> 이야기.</text:p>
                </text:list-item>
              </text:list>
            </text:list-item>
          </text:list>
        </text:list-item>
      </text:list>
      <text:p text:style-name="P10"/>
      <text:p text:style-name="P6">[/ XXX] 20200526_104854</text:p>
      <text:p text:style-name="P5"/>
      <text:p text:style-name="P14"/>
      <text:p text:style-name="P6">[XXX] 20200527_081529</text:p>
      <text:p text:style-name="P10">myself / Korean / orig / </text:p>
      <text:p text:style-name="P10"/>
      <text:list xml:id="list5407730309697449760" text:style-name="L97">
        <text:list-item>
          <text:p text:style-name="P49">먹이주기</text:p>
          <text:list>
            <text:list-item>
              <text:p text:style-name="P49">돈 ~ / 류 ~ / 2 마리 +</text:p>
            </text:list-item>
            <text:list-item>
              <text:p text:style-name="P49">미케는 어젯밤 자신으로 땅에 거짓말했다.</text:p>
            </text:list-item>
          </text:list>
        </text:list-item>
        <text:list-item>
          <text:p text:style-name="P49">식사</text:p>
          <text:list>
            <text:list-item>
              <text:p text:style-name="P49">다시 점심은 오후 2시경 먹었다.</text:p>
            </text:list-item>
            <text:list-item>
              <text:p text:style-name="P49">그 때, 단품물<text:span text:style-name="T10">「単品物</text:span>도 했다.</text:p>
            </text:list-item>
            <text:list-item>
              <text:p text:style-name="P49">건빵<text:span text:style-name="T10">「カンパン</text:span>은 먹지 않는다. 초콜릿도.</text:p>
            </text:list-item>
            <text:list-item>
              <text:p text:style-name="P49">초콜릿도는 구입도 하지 않는다.</text:p>
            </text:list-item>
            <text:list-item>
              <text:p text:style-name="P49">어젯밤, 공원에 갈 전에 이나개야 슈퍼에 갔다. 저기에서, 초콜릿을 팔고 있지만, 사지 않았다.</text:p>
            </text:list-item>
          </text:list>
        </text:list-item>
        <text:list-item>
          <text:p text:style-name="P49">신체</text:p>
          <text:list>
            <text:list-item>
              <text:p text:style-name="P49">항문 주변. 약점감 → 약간 아직 있어. 전날과 비교하면, 변하고 있어.</text:p>
            </text:list-item>
          </text:list>
        </text:list-item>
      </text:list>
      <text:p text:style-name="P9"/>
      <text:p text:style-name="P6">[/ XXX] 20200527_083952</text:p>
      <text:p text:style-name="P5"/>
      <text:p text:style-name="P14"/>
      <text:p text:style-name="P6"><text:soft-page-break/>[XXX] </text:p>
      <text:p text:style-name="P10">myself / Korean / orig / 20200527_182434</text:p>
      <text:p text:style-name="P10"/>
      <text:list xml:id="list1243532563446099791" text:style-name="L98">
        <text:list-item>
          <text:p text:style-name="P50">오늘 한 일</text:p>
          <text:list>
            <text:list-item>
              <text:p text:style-name="P50">산스크리트어를 공부했다. 어제 시작했다. / 어떻게 공부하고 있어요? – 글<text:span text:style-name="T10">「文章</text:span>을 읽고 있습니다. / 어떤<text:span text:style-name="T10">「どんな</text:span> 글입니까? – 리그베다 입니다.<text:span text:style-name="T10"> / <text:s/>상당히 어려운 글을 읽고 있군요. – 그렇지도 아니고, 누구는 와우, 굉장하다. 그런 일이 쓰여져 있습니다. 지금 읽고있는 부분에서은.</text:span></text:p>
            </text:list-item>
          </text:list>
        </text:list-item>
        <text:list-item>
          <text:p text:style-name="P50">일상 회화.</text:p>
          <text:list>
            <text:list-item>
              <text:p text:style-name="P60">お名前は、なんとおっしゃいますか？이름은 뭐라고 말씀 하시겠습니까?</text:p>
            </text:list-item>
            <text:list-item>
              <text:p text:style-name="P60">何年生ですか？몇 학년입니까?</text:p>
            </text:list-item>
            <text:list-item>
              <text:p text:style-name="P60">学校は、どうですか？학교는 어떻습니까? 지루함「退屈을 느끼나요? 바쁜가요「忙しいですか?</text:p>
            </text:list-item>
          </text:list>
        </text:list-item>
      </text:list>
      <text:p text:style-name="P9"/>
      <text:p text:style-name="P6">[/ XXX] 20200527_183950</text:p>
      <text:p text:style-name="P5"/>
      <text:p text:style-name="P14"/>
      <text:p text:style-name="P5"/>
      <text:p text:style-name="P6">[XXX] </text:p>
      <text:p text:style-name="P10">myself / Korean / orig / 20200528_091131</text:p>
      <text:p text:style-name="P10"/>
      <text:list xml:id="list2811781122243495929" text:style-name="L99">
        <text:list-item>
          <text:p text:style-name="P51">먹이주기</text:p>
          <text:list>
            <text:list-item>
              <text:p text:style-name="P51">돈 ~ / 류 ~ / 2 마리 +</text:p>
            </text:list-item>
            <text:list-item>
              <text:p text:style-name="P51">미케는 오지 않았다. 보도 쪽까지 가서 울타리 안을 들여다했다<text:span text:style-name="T10">「覗いた</text:span>. 舌を、「チュッ、チュッ、」と、鳴らした。少しの間、そこで待っていた。来ない。 혀를 "튼, 튼,"라고 울렸다. 잠시 거기서 기다리고 있었다. 오지 않는다.</text:p>
            </text:list-item>
          </text:list>
        </text:list-item>
        <text:list-item>
          <text:p text:style-name="P51">식사</text:p>
          <text:list>
            <text:list-item>
              <text:p text:style-name="P51">다시 오후에 먹었다. 다만, 2시 지나<text:span text:style-name="T10">「過ぎに</text:span> 아니고, <text:s/>1시 반 지나에.</text:p>
            </text:list-item>
          </text:list>
        </text:list-item>
        <text:list-item>
          <text:p text:style-name="P51">신체</text:p>
          <text:list>
            <text:list-item>
              <text:p text:style-name="P51">항문 주변. 약점감 → 감각<text:span text:style-name="T10">「感覚</text:span>에 변화 있어.</text:p>
            </text:list-item>
          </text:list>
        </text:list-item>
        <text:list-item>
          <text:p text:style-name="P51"><text:soft-page-break/>자유 작문</text:p>
          <text:list>
            <text:list-item>
              <text:p text:style-name="P51">최근<text:span text:style-name="T10">「最近</text:span> 스마트 폰을 교체<text:span text:style-name="T10">「交換</text:span>했어요. / 어떤 기종<text:span text:style-name="T10">「機種</text:span>와 교체했어요? 애플입니까? --- 아니오. 화웨이의 기종에 했어요. / 왜 화웨이 입니까? --- 애플은 절대 싫었다. 일본 업체의 기종은 매력을 느끼지 않았다. 삼성은 원래에서 애플을 모방하고 있는 인상이 있었다. 그래서, 싫었다. 아마, 부당한 의견 것이지만. 아마, 미디어에서 편향된<text:span text:style-name="T10">「偏向した</text:span> 정보 만 당겨<text:span text:style-name="T10">「引き出して</text:span>있을 것이지만.</text:p>
            </text:list-item>
          </text:list>
        </text:list-item>
      </text:list>
      <text:p text:style-name="P9"/>
      <text:p text:style-name="P6">[/ XXX] 20200528_094448</text:p>
      <text:p text:style-name="P5"/>
      <text:p text:style-name="P14"/>
      <text:p text:style-name="P6">[XXX] </text:p>
      <text:p text:style-name="P10">myself / Korean / orig / 20200530_093518</text:p>
      <text:p text:style-name="P10"/>
      <text:list xml:id="list3981366474202346644" text:style-name="L100">
        <text:list-item>
          <text:p text:style-name="P52">먹이주기</text:p>
          <text:list>
            <text:list-item>
              <text:p text:style-name="P52">돈 + / 류 ~ / 2 마리 +</text:p>
              <text:list>
                <text:list-item>
                  <text:p text:style-name="P52">돈. 두 마리에 먹이를 준 뒤, 자전거를 두고<text:span text:style-name="T10">「置いて</text:span>있는 장소로 돌아갔다<text:span text:style-name="T10">「戻った</text:span>. 그러자<text:span text:style-name="T10">「すると</text:span>, 돈이 체육관<text:span text:style-name="T10">「体育館</text:span> 부지<text:span text:style-name="T10">「敷地</text:span>의 울타리에서 나왔다.</text:p>
                </text:list-item>
                <text:list-item>
                  <text:p text:style-name="P52">크로 : 옹벽 위에서 먹어있는 때. 먹이의 파편<text:span text:style-name="T10">「破片</text:span>이 흩어져<text:span text:style-name="T10">「散らばって</text:span> 버렸다. 그 파편을 모아라로<text:span text:style-name="T10">「集めるために</text:span> 자신의 손가락<text:span text:style-name="T10">「手の指</text:span>으로 파편을 모아다<text:span text:style-name="T10">「集める</text:span>. 그러자, 크로는 돌출<text:span text:style-name="T10">「突き出し</text:span> 울타리 쪽으로 가서 버린다<text:span text:style-name="T10">「行ってしまう</text:span>.</text:p>
                </text:list-item>
              </text:list>
            </text:list-item>
          </text:list>
        </text:list-item>
        <text:list-item>
          <text:p text:style-name="P52">신체</text:p>
          <text:list>
            <text:list-item>
              <text:p text:style-name="P52">왼발<text:span text:style-name="T10">「左足</text:span> 갑<text:span text:style-name="T10">「甲</text:span>. <text:span text:style-name="T10">중간의 발목「足首 쪽의 부분. 부어있다. 아프다.</text:span></text:p>
              <text:list>
                <text:list-item>
                  <text:p text:style-name="P61">대응 → 아픈 부분을 문질러했다「摩擦した.</text:p>
                </text:list-item>
              </text:list>
            </text:list-item>
          </text:list>
        </text:list-item>
        <text:list-item>
          <text:p text:style-name="P61">자유 작문</text:p>
          <text:list>
            <text:list-item>
              <text:p text:style-name="P61">рядом[near с моим домом, есть парк. и в етом парке, живут кошки. Я даю им[them еду[food.</text:p>
            </text:list-item>
            <text:list-item>
              <text:p text:style-name="P61">音乐。主意在我的脑海里浮现来。我打开键盘pan2。我将手机设置在键盘上。我按an4下手机的录音按钮niu3。录音开始。</text:p>
            </text:list-item>
            <text:list-item>
              <text:p text:style-name="P52"><text:span text:style-name="T10">anoche[last night. Encendi[lit mí PC. empecé[started un programa. ¿Que´ hace este programa? este programa se encarga[takes care del </text:span><text:soft-page-break/><text:span text:style-name="T10">comercio[trade. / ¿que´ comericio? --- para comprar[buy y vender[sell moneda[currency extranjera.</text:span></text:p>
            </text:list-item>
          </text:list>
        </text:list-item>
      </text:list>
      <text:p text:style-name="P9"/>
      <text:p text:style-name="P6">[/ XXX] 20200530_103954</text:p>
      <text:p text:style-name="P14"/>
      <text:p text:style-name="P6">[XXX] </text:p>
      <text:p text:style-name="P10">myself / Korean / orig / 20200530_180653</text:p>
      <text:p text:style-name="P10"/>
      <text:list xml:id="list1408512766203265575" text:style-name="L101">
        <text:list-item>
          <text:p text:style-name="P53">tome</text:p>
          <text:list>
            <text:list-item>
              <text:p text:style-name="P53">41418 : 우선<text:span text:style-name="T10">「まずは</text:span>, 음악과 CO2 를 하자.</text:p>
            </text:list-item>
            <text:list-item>
              <text:p text:style-name="P53">41364 <text:s/>: 곡<text:span text:style-name="T10">「曲</text:span>을 보고 곡을 만들자.</text:p>
            </text:list-item>
            <text:list-item>
              <text:p text:style-name="P53">40326 : 경제에 대한 조사함. 40% 를 이해하면, 충분하다.</text:p>
            </text:list-item>
            <text:list-item>
              <text:p text:style-name="P53">39173 : 공원에 와 있었던 고양이들. 지금도 내 속에서 살고 있어요. 토라, 타마, 미이도 그렇죠. 지로도.</text:p>
            </text:list-item>
            <text:list-item>
              <text:p text:style-name="P53">38998 : PTSD에 관한 책을 읽자. 자신을 치료하자.</text:p>
            </text:list-item>
            <text:list-item>
              <text:p text:style-name="P53">38834 : 자위<text:span text:style-name="T10">「自慰</text:span> 를 아무래도<text:span text:style-name="T10">「どうしても</text:span> 해버린다. 그러나, 분할은 안해.</text:p>
            </text:list-item>
            <text:list-item>
              <text:p text:style-name="P53">38735 : 스즈키 쇼우산. 그가 지금 살아 있었다면, 어디로 갈까?</text:p>
            </text:list-item>
            <text:list-item>
              <text:p text:style-name="P53"/>
            </text:list-item>
          </text:list>
        </text:list-item>
      </text:list>
      <text:p text:style-name="P9"/>
      <text:p text:style-name="P6">[/ XXX] 20200530_183201</text:p>
      <text:p text:style-name="P2"/>
      <text:p text:style-name="P14"/>
      <text:p text:style-name="P2"/>
      <text:p text:style-name="P6">[XXX] </text:p>
      <text:p text:style-name="P10">myself / Korean / orig / 20200531_105007</text:p>
      <text:p text:style-name="P10"/>
      <text:list xml:id="list5676314241470952685" text:style-name="L102">
        <text:list-item>
          <text:p text:style-name="P54">먹이주기</text:p>
          <text:list>
            <text:list-item>
              <text:p text:style-name="P54">돈 ~ / 류 ~ / 2 마리 +</text:p>
            </text:list-item>
            <text:list-item>
              <text:p text:style-name="P54">돈은 오지 않았다.</text:p>
            </text:list-item>
            <text:list-item>
              <text:p text:style-name="P54"><text:soft-page-break/>크로는 나가 옹벽에 도착했을 때, 크로는 나가 옹벽에 도착했을 때, 내려오지 않는다. 먼저<text:span text:style-name="T10">「まず</text:span> 미케를 내린 후, 아직 이쪽을<text:span text:style-name="T10">「こちらを</text:span> 보고 있다. 앞발의 기지<text:span text:style-name="T10">「付け根</text:span>를 잡고<text:span text:style-name="T10">「支えて</text:span>, 지면<text:span text:style-name="T10">「地面</text:span>에 내린다.</text:p>
            </text:list-item>
          </text:list>
        </text:list-item>
        <text:list-item>
          <text:p text:style-name="P54">신체</text:p>
          <text:list>
            <text:list-item>
              <text:p text:style-name="P54">왼발 갑의 붓기<text:span text:style-name="T10">「腫れ</text:span>. 아직 계속되고 있어. 정좌<text:span text:style-name="T10">「正座</text:span> 한 때의 통중<text:span text:style-name="T10">「疼痛</text:span>. 다소<text:span text:style-name="T10">「やや</text:span> 완화<text:span text:style-name="T10">「緩和</text:span>했다.</text:p>
            </text:list-item>
          </text:list>
        </text:list-item>
        <text:list-item>
          <text:p text:style-name="P54">자유 작문</text:p>
          <text:list>
            <text:list-item>
              <text:p text:style-name="P54">비가 내리고 있다<text:span text:style-name="T10">「降っている</text:span>. 비가 내리고 있었다<text:span text:style-name="T10">「降っていた</text:span>. 비가 왔다<text:span text:style-name="T10">「降った</text:span>.<text:span text:style-name="T10"> 비가 내린다「降る. 비가 내렸다「降った.</text:span></text:p>
            </text:list-item>
          </text:list>
        </text:list-item>
        <text:list-item>
          <text:p text:style-name="P62">PC</text:p>
          <text:list>
            <text:list-item>
              <text:p text:style-name="P62">我在PC上在使用Windows。操作系统是Windows7。对这版本的官方支持， 已经终止了。好像因为这个事情，时常在屏幕上被揭jie1示一张信息文章，说“支持完了。交换到新版本”</text:p>
            </text:list-item>
          </text:list>
        </text:list-item>
        <text:list-item>
          <text:p text:style-name="P62">taqsu-weather]طقس</text:p>
        </text:list-item>
      </text:list>
      <table:table table:name="表23" table:style-name="表23">
        <table:table-column table:style-name="表23.A" table:number-columns-repeated="3"/>
        <table:table-row>
          <table:table-cell table:style-name="表23.A1" office:value-type="string">
            <text:p text:style-name="P59"><text:s/>.yesterday-alamsi]الأمس</text:p>
          </table:table-cell>
          <table:table-cell table:style-name="表23.A1" office:value-type="string">
            <text:p text:style-name="P59">mushamis-sunny]مشمس</text:p>
          </table:table-cell>
          <table:table-cell table:style-name="表23.C1" office:value-type="string">
            <text:p text:style-name="P18"/>
          </table:table-cell>
        </table:table-row>
      </table:table>
      <text:p text:style-name="P59"/>
      <text:p text:style-name="P9"/>
      <text:p text:style-name="P6">[/ XXX] 20200531_113058</text:p>
      <text:p text:style-name="P5"/>
      <text:p text:style-name="P14"/>
      <text:p text:style-name="P6">[XXX] </text:p>
      <text:p text:style-name="P10">myself / Korean / orig / 20200601_080632</text:p>
      <text:p text:style-name="P10"/>
      <text:list xml:id="list5024248168967051855" text:style-name="L103">
        <text:list-item>
          <text:p text:style-name="P55">먹이주기</text:p>
          <text:list>
            <text:list-item>
              <text:p text:style-name="P55"><text:span text:style-name="T12">돈 </text:span><text:span text:style-name="T6">~ / </text:span><text:span text:style-name="T12">류 </text:span><text:span text:style-name="T6">~ / 2 </text:span><text:span text:style-name="T12">마리 </text:span><text:span text:style-name="T6">+</text:span></text:p>
            </text:list-item>
            <text:list-item>
              <text:p text:style-name="P55"><text:span text:style-name="T6">옹벽에 도착했을 때, 크로만 있어. 잠시 후 미케가 왔다.</text:span></text:p>
            </text:list-item>
            <text:list-item>
              <text:p text:style-name="P55"><text:span text:style-name="T6">허리</text:span><text:span text:style-name="T8">「腰</text:span><text:span text:style-name="T6"> 문지르</text:span><text:span text:style-name="T8">「摩り</text:span><text:span text:style-name="T6"> : 두 마리를 교대로</text:span><text:span text:style-name="T8">「交互に</text:span><text:span text:style-name="T6"> 문질러 주었다</text:span><text:span text:style-name="T8">「してあげた</text:span><text:span text:style-name="T6">.</text:span></text:p>
            </text:list-item>
          </text:list>
        </text:list-item>
        <text:list-item>
          <text:p text:style-name="P55"><text:span text:style-name="T6">طقس</text:span></text:p>
        </text:list-item>
      </text:list>
      <text:section text:style-name="Sect1" text:name="セクション1">
        <text:list xml:id="list28724211" text:continue-numbering="true" text:style-name="L103">
          <text:list-item>
            <text:list>
              <text:list-item>
                <text:p text:style-name="P56"><text:span text:style-name="T6">ghaima~cloudy]غاأما</text:span></text:p>
              </text:list-item>
              <text:list-item>
                <text:p text:style-name="P55"><text:span text:style-name="T6"><text:s/>/ masa</text:span><text:span text:style-name="T9">U</text:span><text:span text:style-name="T6">~evening]مساء</text:span></text:p>
              </text:list-item>
              <text:list-item>
                <text:p text:style-name="P55"><text:span text:style-name="T6">tamt^iru~raining]تمطر</text:span></text:p>
              </text:list-item>
            </text:list>
          </text:list-item>
        </text:list>
      </text:section>
      <text:list xml:id="list28735139" text:continue-numbering="true" text:style-name="L103">
        <text:list-item>
          <text:p text:style-name="P55"><text:soft-page-break/><text:span text:style-name="T6">музыка</text:span></text:p>
          <text:list>
            <text:list-item>
              <text:p text:style-name="P55"><text:span text:style-name="T6">Я играл[played на клавиатуре[keyboard.</text:span></text:p>
            </text:list-item>
            <text:list-item>
              <text:p text:style-name="P55"><text:span text:style-name="T6">Я записал[录了 свои пьесы[戏xi4.</text:span></text:p>
            </text:list-item>
            <text:list-item>
              <text:p text:style-name="P55"><text:span text:style-name="T6">статьи[文章 на тему контрапункта[对位法. Я их читаю[看了.</text:span></text:p>
            </text:list-item>
          </text:list>
        </text:list-item>
        <text:list-item>
          <text:p text:style-name="P55"><text:span text:style-name="T6">afuera[to outside</text:span></text:p>
          <text:list>
            <text:list-item>
              <text:p text:style-name="P55"><text:span text:style-name="T6">ayer[어제 por la tarde[밤에서, fui[갔다 a la tienda[가게, que esta´ cerca[근처에 있는. / ¿por que´ fui alli´ ? ~~ fui alli´ a comprar[사러 갔다. alimento[음식.</text:span></text:p>
            </text:list-item>
          </text:list>
        </text:list-item>
      </text:list>
      <text:p text:style-name="P9"/>
      <text:p text:style-name="P6">[/ XXX] 20200601_084811</text:p>
      <text:p text:style-name="P5"/>
      <text:p text:style-name="P14">@@@</text:p>
      <text:p text:style-name="P5"/>
      <text:p text:style-name="P6">[XXX] </text:p>
      <text:p text:style-name="P10">myself / diary / </text:p>
      <text:p text:style-name="P10"/>
      <text:list xml:id="list7171610897280490775" text:style-name="L104">
        <text:list-item>
          <text:p text:style-name="P57">먹이주기</text:p>
        </text:list-item>
        <text:list-item>
          <text:p text:style-name="P57">신체</text:p>
        </text:list-item>
        <text:list-item>
          <text:p text:style-name="P57">음악</text:p>
        </text:list-item>
      </text:list>
      <text:p text:style-name="P9"/>
      <text:p text:style-name="P6">[/ XXX] </text:p>
      <text:p text:style-name="P2"/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p text:style-name="P10">myself / diary / XXX</text:p>
      <text:p text:style-name="P10"/>
      <text:list xml:id="list28741069" text:continue-numbering="true" text:style-name="L104">
        <text:list-item>
          <text:p text:style-name="P57"><text:soft-page-break/>먹이주기</text:p>
        </text:list-item>
        <text:list-item>
          <text:p text:style-name="P57">신체</text:p>
        </text:list-item>
        <text:list-item>
          <text:p text:style-name="P57">음악</text:p>
        </text:list-item>
      </text:list>
      <text:p text:style-name="P9"/>
      <text:p text:style-name="P6">[/ XXX] </text:p>
      <text:p text:style-name="P5"/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28746024" text:continue-list="list28724538" text:style-name="L73">
        <text:list-item>
          <text:p text:style-name="P37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9">1</text:p>
          </table:table-cell>
          <table:table-cell table:style-name="表5.B1" office:value-type="string">
            <text:p text:style-name="P18">天気</text:p>
          </table:table-cell>
          <table:table-cell table:style-name="表5.C1" office:value-type="string">
            <text:p text:style-name="P20"/>
          </table:table-cell>
        </table:table-row>
        <table:table-row>
          <table:table-cell table:style-name="表5.A2" office:value-type="float" office:value="2">
            <text:p text:style-name="P19">2</text:p>
          </table:table-cell>
          <table:table-cell table:style-name="表5.B2" office:value-type="string">
            <text:p text:style-name="P18">餌やり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3">
            <text:p text:style-name="P19">3</text:p>
          </table:table-cell>
          <table:table-cell table:style-name="表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4">
            <text:p text:style-name="P19">4</text:p>
          </table:table-cell>
          <table:table-cell table:style-name="表5.B2" office:value-type="string">
            <text:p text:style-name="P18">思ったこと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5">
            <text:p text:style-name="P19">5</text:p>
          </table:table-cell>
          <table:table-cell table:style-name="表5.B2" office:value-type="string">
            <text:p text:style-name="P18">出来事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11">
            <text:p text:style-name="P19">11</text:p>
          </table:table-cell>
          <table:table-cell table:style-name="表5.B2" office:value-type="string">
            <text:p text:style-name="P18">やらず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6">
            <text:p text:style-name="P19">6</text:p>
          </table:table-cell>
          <table:table-cell table:style-name="表5.B2" office:value-type="string">
            <text:p text:style-name="P18">止めた / 止めよう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8">
            <text:p text:style-name="P21">8</text:p>
          </table:table-cell>
          <table:table-cell table:style-name="表5.B2" office:value-type="string">
            <text:p text:style-name="P18">気づいた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14">
            <text:p text:style-name="P19">14</text:p>
          </table:table-cell>
          <table:table-cell table:style-name="表5.B2" office:value-type="string">
            <text:p text:style-name="P18">新しい</text:p>
          </table:table-cell>
          <table:table-cell table:style-name="表5.C2" office:value-type="string">
            <text:p text:style-name="P20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ext:soft-page-break/>
        <table:table-row>
          <table:table-cell table:style-name="表2.A1" office:value-type="float" office:value="1">
            <text:p text:style-name="P19">1</text:p>
          </table:table-cell>
          <table:table-cell table:style-name="表2.B1" office:value-type="string">
            <text:p text:style-name="P18">天気</text:p>
          </table:table-cell>
          <table:table-cell table:style-name="表2.A1" office:value-type="float" office:value="9">
            <text:p text:style-name="P19">9</text:p>
          </table:table-cell>
          <table:table-cell table:style-name="表2.D1" office:value-type="string">
            <text:p text:style-name="P18">思い出したこと</text:p>
          </table:table-cell>
        </table:table-row>
        <table:table-row>
          <table:table-cell table:style-name="表2.A2" office:value-type="float" office:value="2">
            <text:p text:style-name="P19">2</text:p>
          </table:table-cell>
          <table:table-cell table:style-name="表2.B2" office:value-type="string">
            <text:p text:style-name="P18">餌やり</text:p>
          </table:table-cell>
          <table:table-cell table:style-name="表2.A2" office:value-type="float" office:value="10">
            <text:p text:style-name="P19">10</text:p>
          </table:table-cell>
          <table:table-cell table:style-name="表2.D2" office:value-type="string">
            <text:p text:style-name="P18">やった</text:p>
          </table:table-cell>
        </table:table-row>
        <table:table-row>
          <table:table-cell table:style-name="表2.A2" office:value-type="float" office:value="3">
            <text:p text:style-name="P19">3</text:p>
          </table:table-cell>
          <table:table-cell table:style-name="表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9">11</text:p>
          </table:table-cell>
          <table:table-cell table:style-name="表2.D2" office:value-type="string">
            <text:p text:style-name="P18">やらず</text:p>
          </table:table-cell>
        </table:table-row>
        <table:table-row>
          <table:table-cell table:style-name="表2.A2" office:value-type="float" office:value="4">
            <text:p text:style-name="P19">4</text:p>
          </table:table-cell>
          <table:table-cell table:style-name="表2.B2" office:value-type="string">
            <text:p text:style-name="P18">思ったこと</text:p>
          </table:table-cell>
          <table:table-cell table:style-name="表2.A2" office:value-type="float" office:value="12">
            <text:p text:style-name="P19">12</text:p>
          </table:table-cell>
          <table:table-cell table:style-name="表2.D2" office:value-type="string">
            <text:p text:style-name="P18">知ったこと</text:p>
          </table:table-cell>
        </table:table-row>
        <table:table-row>
          <table:table-cell table:style-name="表2.A2" office:value-type="float" office:value="5">
            <text:p text:style-name="P19">5</text:p>
          </table:table-cell>
          <table:table-cell table:style-name="表2.B2" office:value-type="string">
            <text:p text:style-name="P18">出来事</text:p>
          </table:table-cell>
          <table:table-cell table:style-name="表2.A2" office:value-type="float" office:value="13">
            <text:p text:style-name="P19">13</text:p>
          </table:table-cell>
          <table:table-cell table:style-name="表2.D2" office:value-type="string">
            <text:p text:style-name="P18">やろう</text:p>
          </table:table-cell>
        </table:table-row>
        <table:table-row>
          <table:table-cell table:style-name="表2.A2" office:value-type="float" office:value="6">
            <text:p text:style-name="P19">6</text:p>
          </table:table-cell>
          <table:table-cell table:style-name="表2.B2" office:value-type="string">
            <text:p text:style-name="P18">止めた / 止めよう</text:p>
          </table:table-cell>
          <table:table-cell table:style-name="表2.A2" office:value-type="float" office:value="14">
            <text:p text:style-name="P19">14</text:p>
          </table:table-cell>
          <table:table-cell table:style-name="表2.D2" office:value-type="string">
            <text:p text:style-name="P18">新しい</text:p>
          </table:table-cell>
        </table:table-row>
        <table:table-row>
          <table:table-cell table:style-name="表2.A2" office:value-type="float" office:value="7">
            <text:p text:style-name="P19">7</text:p>
          </table:table-cell>
          <table:table-cell table:style-name="表2.B2" office:value-type="string">
            <text:p text:style-name="P18">始めた<text:span text:style-name="T10"> / 初めて</text:span></text:p>
          </table:table-cell>
          <table:table-cell table:style-name="表2.A2" office:value-type="float" office:value="15">
            <text:p text:style-name="P19">15</text:p>
          </table:table-cell>
          <table:table-cell table:style-name="表2.D2" office:value-type="string">
            <text:p text:style-name="P18">その他</text:p>
          </table:table-cell>
        </table:table-row>
        <table:table-row>
          <table:table-cell table:style-name="表2.A2" office:value-type="float" office:value="8">
            <text:p text:style-name="P21">8</text:p>
          </table:table-cell>
          <table:table-cell table:style-name="表2.B2" office:value-type="string">
            <text:p text:style-name="P18">気づいた</text:p>
          </table:table-cell>
          <table:table-cell table:style-name="表2.A2" office:value-type="float" office:value="16">
            <text:p text:style-name="P19">16</text:p>
          </table:table-cell>
          <table:table-cell table:style-name="表2.D2" office:value-type="string">
            <text:p text:style-name="P11">明日</text:p>
          </table:table-cell>
        </table:table-row>
        <table:table-row>
          <table:table-cell table:style-name="表2.A2">
            <text:p text:style-name="P21"/>
          </table:table-cell>
          <table:table-cell table:style-name="表2.B2" office:value-type="string">
            <text:p text:style-name="P18"/>
          </table:table-cell>
          <table:table-cell table:style-name="表2.A2" office:value-type="float" office:value="17">
            <text:p text:style-name="P19">17</text:p>
          </table:table-cell>
          <table:table-cell table:style-name="表2.D2" office:value-type="string">
            <text:p text:style-name="P11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8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8"/>
          </table:table-cell>
        </table:table-row>
        <table:table-row>
          <table:table-cell table:style-name="表6.A2" office:value-type="string">
            <text:p text:style-name="P18">p</text:p>
          </table:table-cell>
        </table:table-row>
        <table:table-row>
          <table:table-cell table:style-name="表6.A2" office:value-type="string">
            <text:p text:style-name="P18"/>
          </table:table-cell>
        </table:table-row>
      </table:table>
      <text:p text:style-name="P8"/>
      <text:p text:style-name="P17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inux Libertine" svg:font-family="'Linux Libertine', Georgia, Times, 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01T08:51:30.70</dc:date>
    <dc:creator>iwabuchi ken</dc:creator>
    <meta:editing-duration>P1DT4H42M21S</meta:editing-duration>
    <meta:editing-cycles>179</meta:editing-cycles>
    <meta:generator>OpenOffice/4.1.3$Win32 OpenOffice.org_project/413m1$Build-9783</meta:generator>
    <meta:document-statistic meta:table-count="25" meta:image-count="0" meta:object-count="0" meta:page-count="49" meta:paragraph-count="953" meta:word-count="18115" meta:character-count="23828"/>
  </office:meta>
</office:document-meta>
</file>